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NewsGotT" svg:font-family="NewsGotT, 'Times New Roma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692cm" table:align="center" style:writing-mode="lr-tb"/>
    </style:style>
    <style:style style:name="Tabla1.A" style:family="table-column">
      <style:table-column-properties style:column-width="1.755cm"/>
    </style:style>
    <style:style style:name="Tabla1.B" style:family="table-column">
      <style:table-column-properties style:column-width="1.503cm"/>
    </style:style>
    <style:style style:name="Tabla1.C" style:family="table-column">
      <style:table-column-properties style:column-width="3.831cm"/>
    </style:style>
    <style:style style:name="Tabla1.D" style:family="table-column">
      <style:table-column-properties style:column-width="4.763cm"/>
    </style:style>
    <style:style style:name="Tabla1.E" style:family="table-column">
      <style:table-column-properties style:column-width="5.84cm"/>
    </style:style>
    <style:style style:name="Tabla1.1" style:family="table-row">
      <style:table-row-properties style:min-row-height="0.466cm" fo:keep-together="auto"/>
    </style:style>
    <style:style style:name="Tabla1.A1" style:family="table-cell">
      <style:table-cell-properties style:vertical-align="top" fo:background-color="#bfbfbf" fo:padding="0.097cm" fo:border="none" style:writing-mode="lr-tb">
        <style:background-image/>
      </style:table-cell-properties>
    </style:style>
    <style:style style:name="Tabla1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bla1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bla1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bla1.D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bla1.E2" style:family="table-cell">
      <style:table-cell-properties style:vertical-align="top" fo:padding="0.097cm" fo:border="0.25pt solid #000000" style:writing-mode="lr-tb"/>
    </style:style>
    <style:style style:name="P1" style:family="paragraph" style:parent-style-name="Text_20_body">
      <style:paragraph-properties fo:margin-left="-1cm" fo:margin-right="0cm" fo:text-indent="0cm" style:auto-text-indent="false"/>
      <style:text-properties fo:font-size="12pt" fo:language="es" fo:country="ES" fo:font-weight="bold" officeooo:paragraph-rsid="00049869" style:font-size-asian="12pt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049869" officeooo:paragraph-rsid="00049869"/>
    </style:style>
    <style:style style:name="P3" style:family="paragraph" style:parent-style-name="Standard">
      <style:paragraph-properties fo:text-align="center" style:justify-single-word="false"/>
      <style:text-properties fo:font-size="14pt" fo:language="es" fo:country="ES" officeooo:paragraph-rsid="00049869" style:font-size-asian="14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4pt" fo:language="es" fo:country="ES" fo:font-weight="bold" officeooo:paragraph-rsid="00049869" style:font-size-asian="14pt" style:font-weight-asian="bold" style:font-size-complex="18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es" fo:country="ES" fo:font-weight="bold" officeooo:rsid="00049869" officeooo:paragraph-rsid="00049869" style:font-size-asian="14pt" style:font-weight-asian="bold" style:font-size-complex="18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1pt" fo:language="es" fo:country="ES" fo:font-weight="normal" officeooo:rsid="00050176" officeooo:paragraph-rsid="00050176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pt" fo:language="es" fo:country="ES" fo:font-weight="bold" officeooo:rsid="00049869" officeooo:paragraph-rsid="00049869" style:font-size-asian="13pt" style:font-weight-asian="bold" style:font-size-complex="13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fo:language="es" fo:country="ES" fo:font-weight="bold" officeooo:rsid="00068782" officeooo:paragraph-rsid="00068782" style:font-size-asian="13pt" style:font-weight-asian="bold" style:font-size-complex="13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language="es" fo:country="ES" fo:font-weight="bold" officeooo:rsid="00050176" officeooo:paragraph-rsid="00068782" style:font-size-asian="12pt" style:font-weight-asian="bold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language="es" fo:country="ES" fo:font-weight="bold" officeooo:rsid="00050176" officeooo:paragraph-rsid="0007ac71" style:font-size-asian="12pt" style:font-weight-asian="bold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es" fo:country="ES" fo:font-weight="bold" officeooo:rsid="00050176" officeooo:paragraph-rsid="00050176" style:font-size-asian="12pt" style:font-weight-asian="bold" style:font-size-complex="12pt"/>
    </style:style>
    <style:style style:name="P12" style:family="paragraph" style:parent-style-name="Standard" style:master-page-name="">
      <loext:graphic-properties draw:fill="none"/>
      <style:paragraph-properties fo:margin-left="2.101cm" fo:margin-right="0cm" fo:text-align="start" style:justify-single-word="false" fo:text-indent="0cm" style:auto-text-indent="false" style:page-number="auto" fo:background-color="transparent"/>
      <style:text-properties officeooo:rsid="00049869" officeooo:paragraph-rsid="00049869"/>
    </style:style>
    <style:style style:name="P13" style:family="paragraph" style:parent-style-name="Standard">
      <loext:graphic-properties draw:fill="none"/>
      <style:paragraph-properties fo:margin-left="2.101cm" fo:margin-right="0cm" fo:text-align="start" style:justify-single-word="false" fo:text-indent="0cm" style:auto-text-indent="false" fo:background-color="transparent"/>
      <style:text-properties officeooo:rsid="00049869" officeooo:paragraph-rsid="00049869"/>
    </style:style>
    <style:style style:name="P14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fo:font-size="11pt" fo:language="es" fo:country="ES" fo:font-weight="normal" officeooo:rsid="00049869" officeooo:paragraph-rsid="00068782" style:font-size-asian="9.60000038146973pt" style:font-weight-asian="normal" style:font-size-complex="11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fo:font-size="11pt" fo:language="es" fo:country="ES" fo:font-weight="normal" officeooo:rsid="00049869" officeooo:paragraph-rsid="0007ac71" style:font-size-asian="9.60000038146973pt" style:font-weight-asian="normal" style:font-size-complex="11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fo:color="#000000" style:font-name="Consolas" fo:font-size="9pt" fo:font-weight="normal" officeooo:paragraph-rsid="00049869" fo:background-color="#fffffe"/>
    </style:style>
    <style:style style:name="P17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fo:font-size="11pt" fo:language="es" fo:country="ES" fo:font-weight="normal" officeooo:rsid="00049869" officeooo:paragraph-rsid="00068782" style:font-size-asian="9.60000038146973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1pt" fo:language="es" fo:country="ES" fo:font-weight="normal" officeooo:rsid="00049869" officeooo:paragraph-rsid="00068782" style:font-size-asian="9.60000038146973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1pt" fo:language="es" fo:country="ES" fo:font-weight="normal" officeooo:rsid="00049869" officeooo:paragraph-rsid="0007ac71" style:font-size-asian="9.60000038146973pt" style:font-weight-asian="normal" style:font-size-complex="11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fo:font-size="11pt" fo:language="es" fo:country="ES" fo:font-weight="normal" officeooo:rsid="00049869" officeooo:paragraph-rsid="0007ac71" style:font-size-asian="9.60000038146973pt" style:font-weight-asian="normal" style:font-size-complex="11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2.6cm" fo:margin-right="0cm" fo:text-align="start" style:justify-single-word="false" fo:text-indent="0cm" style:auto-text-indent="false" style:page-number="auto" fo:background-color="transparent"/>
      <style:text-properties fo:font-size="11pt" fo:language="es" fo:country="ES" fo:font-weight="normal" officeooo:rsid="00050176" officeooo:paragraph-rsid="00050176" style:font-size-asian="11pt" style:font-weight-asian="normal" style:font-size-complex="11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2.701cm" fo:margin-right="0cm" fo:text-align="start" style:justify-single-word="false" fo:text-indent="0cm" style:auto-text-indent="false" style:page-number="auto" fo:background-color="transparent"/>
      <style:text-properties fo:font-size="14pt" fo:language="es" fo:country="ES" fo:font-weight="bold" officeooo:rsid="00050176" officeooo:paragraph-rsid="00068782" style:font-size-asian="14pt" style:font-weight-asian="bold" style:font-size-complex="18pt"/>
    </style:style>
    <style:style style:name="P23" style:family="paragraph" style:parent-style-name="Standard" style:master-page-name="">
      <loext:graphic-properties draw:fill="none"/>
      <style:paragraph-properties fo:margin-left="2.701cm" fo:margin-right="0cm" fo:text-align="start" style:justify-single-word="false" fo:text-indent="0cm" style:auto-text-indent="false" style:page-number="auto" fo:background-color="transparent"/>
      <style:text-properties fo:font-size="14pt" fo:language="es" fo:country="ES" fo:font-weight="bold" officeooo:rsid="00050176" officeooo:paragraph-rsid="0007ac71" style:font-size-asian="14pt" style:font-weight-asian="bold" style:font-size-complex="18pt"/>
    </style:style>
    <style:style style:name="P24" style:family="paragraph" style:parent-style-name="Standard">
      <loext:graphic-properties draw:fill="none"/>
      <style:paragraph-properties fo:margin-left="2.701cm" fo:margin-right="0cm" fo:text-align="start" style:justify-single-word="false" fo:text-indent="0cm" style:auto-text-indent="false" fo:background-color="transparent"/>
      <style:text-properties fo:font-size="14pt" fo:language="es" fo:country="ES" fo:font-weight="bold" officeooo:rsid="00050176" officeooo:paragraph-rsid="00068782" style:font-size-asian="14pt" style:font-weight-asian="bold" style:font-size-complex="18pt"/>
    </style:style>
    <style:style style:name="P25" style:family="paragraph" style:parent-style-name="Standard">
      <loext:graphic-properties draw:fill="none"/>
      <style:paragraph-properties fo:margin-left="2.701cm" fo:margin-right="0cm" fo:text-align="start" style:justify-single-word="false" fo:text-indent="0cm" style:auto-text-indent="false" fo:background-color="transparent"/>
      <style:text-properties fo:font-size="14pt" fo:language="es" fo:country="ES" fo:font-weight="bold" officeooo:rsid="00050176" officeooo:paragraph-rsid="0007ac71" style:font-size-asian="14pt" style:font-weight-asian="bold" style:font-size-complex="18pt"/>
    </style:style>
    <style:style style:name="P26" style:family="paragraph" style:parent-style-name="Standard" style:master-page-name="">
      <loext:graphic-properties draw:fill="none"/>
      <style:paragraph-properties fo:margin-left="2.701cm" fo:margin-right="0cm" fo:text-align="start" style:justify-single-word="false" fo:text-indent="0cm" style:auto-text-indent="false" style:page-number="auto" fo:background-color="transparent"/>
      <style:text-properties fo:font-size="14pt" fo:language="es" fo:country="ES" fo:font-weight="bold" officeooo:rsid="00050176" officeooo:paragraph-rsid="00068782" style:font-size-asian="14pt" style:font-weight-asian="bold" style:font-size-complex="18pt"/>
    </style:style>
    <style:style style:name="P27" style:family="paragraph" style:parent-style-name="Standard" style:master-page-name="">
      <loext:graphic-properties draw:fill="none"/>
      <style:paragraph-properties fo:margin-left="2.701cm" fo:margin-right="0cm" fo:text-align="start" style:justify-single-word="false" fo:text-indent="0cm" style:auto-text-indent="false" style:page-number="auto" fo:background-color="transparent"/>
      <style:text-properties fo:font-size="14pt" fo:language="es" fo:country="ES" fo:font-weight="bold" officeooo:rsid="00050176" officeooo:paragraph-rsid="0007ac71" style:font-size-asian="14pt" style:font-weight-asian="bold" style:font-size-complex="18p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2.6cm" style:auto-text-indent="false" fo:background-color="transparent"/>
      <style:text-properties fo:font-size="11pt" fo:language="es" fo:country="ES" fo:font-weight="normal" officeooo:rsid="00050176" officeooo:paragraph-rsid="00068782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2.701cm" style:auto-text-indent="false" fo:background-color="transparent"/>
      <style:text-properties fo:font-size="11pt" fo:language="es" fo:country="ES" fo:font-weight="normal" officeooo:rsid="00050176" officeooo:paragraph-rsid="00068782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2.701cm" style:auto-text-indent="false" fo:background-color="transparent"/>
      <style:text-properties fo:font-size="11pt" fo:language="es" fo:country="ES" fo:font-weight="normal" officeooo:rsid="00050176" officeooo:paragraph-rsid="0007ac71" style:font-size-asian="11pt" style:font-weight-asian="normal" style:font-size-complex="11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variant="normal" fo:text-transform="none" fo:color="#24292e" style:font-name="apple-system" fo:font-size="12pt" fo:letter-spacing="normal" fo:language="es" fo:country="ES" fo:font-style="normal" fo:font-weight="normal" officeooo:rsid="00050176" officeooo:paragraph-rsid="00068782" style:font-size-asian="14pt" style:font-weight-asian="bold" style:font-size-complex="18pt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variant="normal" fo:text-transform="none" fo:color="#24292e" style:font-name="apple-system" fo:font-size="12pt" fo:letter-spacing="normal" fo:language="es" fo:country="ES" fo:font-style="normal" fo:font-weight="normal" officeooo:rsid="00050176" officeooo:paragraph-rsid="0007ac71" style:font-size-asian="14pt" style:font-weight-asian="bold" style:font-size-complex="18pt"/>
    </style:style>
    <style:style style:name="P3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50176" officeooo:paragraph-rsid="00068782" style:font-size-asian="11pt" style:font-weight-asian="normal" style:font-size-complex="11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50176" officeooo:paragraph-rsid="0007ac71" style:font-size-asian="11pt" style:font-weight-asian="normal" style:font-size-complex="11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68782" officeooo:paragraph-rsid="0007ac71" style:font-size-asian="11pt" style:font-weight-asian="normal" style:font-size-complex="11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7ac71" officeooo:paragraph-rsid="0007ac71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2.799cm" style:auto-text-indent="false" fo:background-color="transparent"/>
      <style:text-properties fo:font-variant="normal" fo:text-transform="none" fo:color="#24292e" style:font-name="apple-system" fo:font-size="12pt" fo:letter-spacing="normal" fo:language="es" fo:country="ES" fo:font-style="normal" fo:font-weight="normal" officeooo:rsid="00050176" officeooo:paragraph-rsid="00068782" style:font-size-asian="14pt" style:font-weight-asian="bold" style:font-size-complex="18pt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2.799cm" style:auto-text-indent="false" fo:background-color="transparent"/>
      <style:text-properties fo:font-variant="normal" fo:text-transform="none" fo:color="#24292e" style:font-name="apple-system" fo:font-size="12pt" fo:letter-spacing="normal" fo:language="es" fo:country="ES" fo:font-style="normal" fo:font-weight="normal" officeooo:rsid="00050176" officeooo:paragraph-rsid="0007ac71" style:font-size-asian="14pt" style:font-weight-asian="bold" style:font-size-complex="18pt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2.799cm" style:auto-text-indent="false" fo:background-color="transparent"/>
      <style:text-properties fo:font-variant="normal" fo:text-transform="none" fo:color="#24292e" style:font-name="apple-system" fo:font-size="12pt" fo:letter-spacing="normal" fo:language="es" fo:country="ES" fo:font-style="normal" fo:font-weight="normal" officeooo:rsid="00068782" officeooo:paragraph-rsid="00068782" style:font-size-asian="14pt" style:font-weight-asian="bold" style:font-size-complex="18pt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2.799cm" style:auto-text-indent="false" fo:background-color="transparent"/>
      <style:text-properties fo:font-variant="normal" fo:text-transform="none" fo:color="#24292e" style:font-name="apple-system" fo:font-size="12pt" fo:letter-spacing="normal" fo:language="es" fo:country="ES" fo:font-style="normal" fo:font-weight="normal" officeooo:rsid="00068782" officeooo:paragraph-rsid="0007ac71" style:font-size-asian="14pt" style:font-weight-asian="bold" style:font-size-complex="18pt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2.799cm" style:auto-text-indent="false" fo:background-color="transparent"/>
      <style:text-properties fo:font-variant="normal" fo:text-transform="none" fo:color="#24292e" style:font-name="apple-system" fo:font-size="12pt" fo:letter-spacing="normal" fo:language="es" fo:country="ES" fo:font-style="normal" fo:font-weight="normal" officeooo:rsid="00068782" officeooo:paragraph-rsid="00091301" style:font-size-asian="14pt" style:font-weight-asian="bold" style:font-size-complex="18pt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2.799cm" style:auto-text-indent="false" fo:background-color="transparent"/>
      <style:text-properties fo:font-size="11pt" fo:language="es" fo:country="ES" fo:font-weight="normal" officeooo:rsid="00068782" officeooo:paragraph-rsid="0007ac71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2.799cm" style:auto-text-indent="false" fo:background-color="transparent"/>
      <style:text-properties fo:font-size="11pt" fo:language="es" fo:country="ES" fo:font-weight="normal" officeooo:rsid="00068782" officeooo:paragraph-rsid="00091301" style:font-size-asian="11pt" style:font-weight-asian="normal" style:font-size-complex="11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50176" officeooo:paragraph-rsid="00068782" style:font-size-asian="11pt" style:font-weight-asian="normal" style:font-size-complex="11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50176" officeooo:paragraph-rsid="00068782" style:font-size-asian="11pt" style:font-weight-asian="normal" style:font-size-complex="11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50176" officeooo:paragraph-rsid="00068782" style:font-size-asian="11pt" style:font-weight-asian="normal" style:font-size-complex="11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variant="normal" fo:text-transform="none" fo:color="#24292e" style:font-name="apple-system" fo:font-size="12pt" fo:letter-spacing="normal" fo:language="es" fo:country="ES" fo:font-style="normal" fo:font-weight="normal" officeooo:rsid="00050176" officeooo:paragraph-rsid="00068782" style:font-size-asian="14pt" style:font-weight-asian="bold" style:font-size-complex="18pt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68782" officeooo:paragraph-rsid="00068782" style:font-size-asian="11pt" style:font-weight-asian="normal" style:font-size-complex="11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50176" officeooo:paragraph-rsid="0007ac71" style:font-size-asian="11pt" style:font-weight-asian="normal" style:font-size-complex="11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68782" officeooo:paragraph-rsid="0007ac71" style:font-size-asian="11pt" style:font-weight-asian="normal" style:font-size-complex="11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variant="normal" fo:text-transform="none" fo:color="#24292e" style:font-name="apple-system" fo:font-size="12pt" fo:letter-spacing="normal" fo:language="es" fo:country="ES" fo:font-style="normal" fo:font-weight="normal" officeooo:rsid="00050176" officeooo:paragraph-rsid="0007ac71" style:font-size-asian="14pt" style:font-weight-asian="bold" style:font-size-complex="18pt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7ac71" officeooo:paragraph-rsid="0007ac71" style:font-size-asian="11pt" style:font-weight-asian="normal" style:font-size-complex="11pt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68782" officeooo:paragraph-rsid="0007ac71" style:font-size-asian="11pt" style:font-weight-asian="normal" style:font-size-complex="11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68782" officeooo:paragraph-rsid="0007ac71" style:font-size-asian="11pt" style:font-weight-asian="normal" style:font-size-complex="11pt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68782" officeooo:paragraph-rsid="0007ac71" style:font-size-asian="11pt" style:font-weight-asian="normal" style:font-size-complex="11pt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68782" officeooo:paragraph-rsid="0007ac71" style:font-size-asian="11pt" style:font-weight-asian="normal" style:font-size-complex="11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91301" officeooo:paragraph-rsid="00091301" style:font-size-asian="11pt" style:font-weight-asian="normal" style:font-size-complex="11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68782" officeooo:paragraph-rsid="00091301" style:font-size-asian="11pt" style:font-weight-asian="normal" style:font-size-complex="11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68782" officeooo:paragraph-rsid="00091301" style:font-size-asian="11pt" style:font-weight-asian="normal" style:font-size-complex="11pt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68782" officeooo:paragraph-rsid="00091301" style:font-size-asian="11pt" style:font-weight-asian="normal" style:font-size-complex="11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68782" officeooo:paragraph-rsid="00091301" style:font-size-asian="11pt" style:font-weight-asian="normal" style:font-size-complex="11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.799cm" style:auto-text-indent="false" style:page-number="auto" fo:background-color="transparent"/>
      <style:text-properties fo:font-size="11pt" fo:language="es" fo:country="ES" fo:font-weight="normal" officeooo:rsid="00068782" officeooo:paragraph-rsid="00091301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Consolas" fo:font-size="9pt" fo:language="es" fo:country="ES" fo:font-weight="normal" officeooo:rsid="00050176" officeooo:paragraph-rsid="00068782" fo:background-color="#fffffe" style:font-size-asian="12pt" style:font-weight-asian="bold" style:font-size-complex="12pt"/>
    </style:style>
    <style:style style:name="P6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Consolas" fo:font-size="9pt" fo:language="es" fo:country="ES" fo:font-weight="normal" officeooo:rsid="00050176" officeooo:paragraph-rsid="0007ac71" fo:background-color="#fffffe" style:font-size-asian="12pt" style:font-weight-asian="bold" style:font-size-complex="12pt"/>
    </style:style>
    <style:style style:name="P65" style:family="paragraph" style:parent-style-name="Standard">
      <style:paragraph-properties fo:margin-left="2.501cm" fo:margin-right="0cm" style:line-height-at-least="0.476cm" fo:text-align="start" style:justify-single-word="false" fo:text-indent="0cm" style:auto-text-indent="false"/>
      <style:text-properties fo:color="#000000" style:font-name="Consolas" fo:font-size="9pt" fo:language="es" fo:country="ES" fo:font-weight="normal" officeooo:rsid="00049869" officeooo:paragraph-rsid="00068782" fo:background-color="#fffffe" style:font-size-asian="13pt" style:font-weight-asian="bold" style:font-size-complex="13pt"/>
    </style:style>
    <style:style style:name="P66" style:family="paragraph" style:parent-style-name="Standard">
      <style:paragraph-properties fo:margin-left="2.501cm" fo:margin-right="0cm" style:line-height-at-least="0.476cm" fo:text-align="start" style:justify-single-word="false" fo:text-indent="0cm" style:auto-text-indent="false"/>
      <style:text-properties fo:color="#000000" style:font-name="Consolas" fo:font-size="9pt" fo:language="es" fo:country="ES" fo:font-weight="normal" officeooo:rsid="00049869" officeooo:paragraph-rsid="0007ac71" fo:background-color="#fffffe" style:font-size-asian="13pt" style:font-weight-asian="bold" style:font-size-complex="13pt"/>
    </style:style>
    <style:style style:name="P6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Consolas" fo:font-size="9pt" fo:language="es" fo:country="ES" fo:font-weight="normal" officeooo:rsid="00049869" officeooo:paragraph-rsid="00068782" fo:background-color="#fffffe" style:font-size-asian="13pt" style:font-weight-asian="bold" style:font-size-complex="13pt"/>
    </style:style>
    <style:style style:name="P68" style:family="paragraph" style:parent-style-name="Standard">
      <style:paragraph-properties fo:margin-left="2.501cm" fo:margin-right="0cm" style:line-height-at-least="0.476cm" fo:text-indent="0cm" style:auto-text-indent="false"/>
      <style:text-properties fo:color="#000000" style:font-name="Consolas" fo:font-size="9pt" fo:font-weight="normal" fo:background-color="#fffffe"/>
    </style:style>
    <style:style style:name="P69" style:family="paragraph" style:parent-style-name="Standard">
      <style:paragraph-properties fo:margin-left="2.501cm" fo:margin-right="0cm" style:line-height-at-least="0.476cm" fo:text-indent="0cm" style:auto-text-indent="false"/>
      <style:text-properties fo:color="#000000" style:font-name="Consolas" fo:font-size="9pt" fo:font-weight="normal" officeooo:paragraph-rsid="00068782" fo:background-color="#fffffe"/>
    </style:style>
    <style:style style:name="P70" style:family="paragraph" style:parent-style-name="Standard">
      <style:paragraph-properties fo:margin-left="2.501cm" fo:margin-right="0cm" style:line-height-at-least="0.476cm" fo:text-indent="0cm" style:auto-text-indent="false"/>
      <style:text-properties fo:color="#000000" style:font-name="Consolas" fo:font-size="9pt" fo:font-weight="normal" officeooo:paragraph-rsid="0007ac71" fo:background-color="#fffffe"/>
    </style:style>
    <style:style style:name="P71" style:family="paragraph" style:parent-style-name="Standard">
      <style:paragraph-properties fo:margin-left="2.501cm" fo:margin-right="0cm" style:line-height-at-least="0.476cm" fo:text-indent="0cm" style:auto-text-indent="false"/>
      <style:text-properties fo:color="#000000" fo:background-color="#fffffe"/>
    </style:style>
    <style:style style:name="P72" style:family="paragraph" style:parent-style-name="Standard">
      <style:paragraph-properties fo:margin-left="2.501cm" fo:margin-right="0cm" style:line-height-at-least="0.476cm" fo:text-indent="0cm" style:auto-text-indent="false"/>
      <style:text-properties fo:color="#000000" officeooo:paragraph-rsid="00068782" fo:background-color="#fffffe"/>
    </style:style>
    <style:style style:name="P73" style:family="paragraph" style:parent-style-name="Standard">
      <style:paragraph-properties fo:margin-left="2.501cm" fo:margin-right="0cm" style:line-height-at-least="0.476cm" fo:text-indent="0cm" style:auto-text-indent="false"/>
      <style:text-properties fo:color="#000000" officeooo:paragraph-rsid="0007ac71" fo:background-color="#fffffe"/>
    </style:style>
    <style:style style:name="P74" style:family="paragraph" style:parent-style-name="Standard">
      <style:paragraph-properties fo:margin-left="2.501cm" fo:margin-right="0cm" style:line-height-at-least="0.476cm" fo:text-indent="0cm" style:auto-text-indent="false"/>
    </style:style>
    <style:style style:name="P75" style:family="paragraph" style:parent-style-name="Standard">
      <style:paragraph-properties fo:margin-left="2.501cm" fo:margin-right="0cm" style:line-height-at-least="0.476cm" fo:text-indent="0cm" style:auto-text-indent="false"/>
      <style:text-properties officeooo:paragraph-rsid="00068782"/>
    </style:style>
    <style:style style:name="P76" style:family="paragraph" style:parent-style-name="Standard">
      <style:paragraph-properties fo:margin-left="2.501cm" fo:margin-right="0cm" style:line-height-at-least="0.476cm" fo:text-indent="0cm" style:auto-text-indent="false"/>
      <style:text-properties officeooo:paragraph-rsid="0007ac71"/>
    </style:style>
    <style:style style:name="P77" style:family="paragraph" style:parent-style-name="Heading_20_3">
      <style:paragraph-properties fo:text-align="center" style:justify-single-word="false"/>
      <style:text-properties fo:font-size="14pt" fo:language="es" fo:country="ES" fo:font-weight="bold" officeooo:paragraph-rsid="00049869" style:font-size-asian="14pt" style:font-weight-asian="bold" style:font-size-complex="18pt"/>
    </style:style>
    <style:style style:name="P78" style:family="paragraph" style:parent-style-name="Heading_20_3">
      <style:paragraph-properties fo:text-align="center" style:justify-single-word="false"/>
      <style:text-properties fo:font-size="16pt" fo:language="es" fo:country="ES" fo:font-weight="bold" officeooo:paragraph-rsid="00049869" style:font-size-asian="16pt" style:font-weight-asian="bold" style:font-size-complex="18pt"/>
    </style:style>
    <style:style style:name="P79" style:family="paragraph" style:parent-style-name="Table_20_Contents">
      <style:paragraph-properties fo:text-align="center" style:justify-single-word="false" style:snap-to-layout-grid="false"/>
      <style:text-properties fo:color="#ffffff" style:font-name="NewsGotT" fo:font-size="11pt" fo:language="es" fo:country="ES" fo:font-weight="bold" officeooo:paragraph-rsid="00049869" style:font-size-asian="11pt" style:font-weight-asian="bold" style:font-name-complex="NewsGotT" style:font-weight-complex="bold"/>
    </style:style>
    <style:style style:name="P80" style:family="paragraph" style:parent-style-name="Table_20_Contents">
      <style:paragraph-properties fo:text-align="center" style:justify-single-word="false" style:snap-to-layout-grid="false"/>
      <style:text-properties style:font-name="NewsGotT" fo:font-size="11pt" fo:language="es" fo:country="ES" officeooo:rsid="00159a66" officeooo:paragraph-rsid="00049869" style:font-size-asian="11pt" style:font-name-complex="NewsGotT"/>
    </style:style>
    <style:style style:name="P81" style:family="paragraph" style:parent-style-name="Table_20_Contents">
      <style:paragraph-properties style:snap-to-layout-grid="false"/>
      <style:text-properties style:font-name="NewsGotT" fo:font-size="11pt" fo:language="es" fo:country="ES" officeooo:rsid="00159a66" officeooo:paragraph-rsid="00049869" style:font-size-asian="11pt" style:font-name-complex="NewsGotT"/>
    </style:style>
    <style:style style:name="P82" style:family="paragraph" style:parent-style-name="Table_20_Contents">
      <style:paragraph-properties fo:text-align="center" style:justify-single-word="false" style:snap-to-layout-grid="false"/>
      <style:text-properties style:font-name="NewsGotT" fo:font-size="11pt" fo:language="es" fo:country="ES" officeooo:paragraph-rsid="00049869" style:font-size-asian="11pt" style:font-name-complex="NewsGotT"/>
    </style:style>
    <style:style style:name="P83" style:family="paragraph" style:parent-style-name="Table_20_Contents">
      <style:paragraph-properties fo:text-align="center" style:justify-single-word="false" style:snap-to-layout-grid="false"/>
      <style:text-properties style:font-name="NewsGotT" fo:font-size="11pt" fo:language="es" fo:country="ES" officeooo:rsid="00049869" officeooo:paragraph-rsid="00049869" style:font-size-asian="11pt" style:font-name-complex="NewsGotT"/>
    </style:style>
    <style:style style:name="T1" style:family="text">
      <style:text-properties officeooo:rsid="00049869"/>
    </style:style>
    <style:style style:name="T2" style:family="text">
      <style:text-properties officeooo:rsid="003a2737"/>
    </style:style>
    <style:style style:name="T3" style:family="text">
      <style:text-properties officeooo:rsid="004765f8"/>
    </style:style>
    <style:style style:name="T4" style:family="text">
      <style:text-properties officeooo:rsid="00159a66"/>
    </style:style>
    <style:style style:name="T5" style:family="text">
      <style:text-properties fo:font-size="14pt" style:font-size-asian="14pt"/>
    </style:style>
    <style:style style:name="T6" style:family="text">
      <style:text-properties officeooo:rsid="00408ddb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language="es" fo:country="ES" fo:font-weight="normal" style:font-size-asian="11pt" style:font-weight-asian="normal" style:font-size-complex="11pt" style:font-weight-complex="normal"/>
    </style:style>
    <style:style style:name="T9" style:family="text">
      <style:text-properties fo:font-size="11pt" fo:language="es" fo:country="ES" fo:font-weight="normal" officeooo:rsid="003a2737" style:font-size-asian="11pt" style:font-weight-asian="normal" style:font-size-complex="11pt" style:font-weight-complex="normal"/>
    </style:style>
    <style:style style:name="T10" style:family="text">
      <style:text-properties officeooo:rsid="00050176"/>
    </style:style>
    <style:style style:name="T1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2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weight-asian="normal" style:font-size-complex="11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7ac71" style:font-weight-asian="bold" style:font-weight-complex="bold"/>
    </style:style>
    <style:style style:name="T15" style:family="text">
      <style:text-properties fo:color="#808080"/>
    </style:style>
    <style:style style:name="T16" style:family="text">
      <style:text-properties fo:color="#ff0000"/>
    </style:style>
    <style:style style:name="T17" style:family="text">
      <style:text-properties fo:color="#ff0000" style:font-name="Consolas" fo:font-size="9pt" fo:font-weight="normal"/>
    </style:style>
    <style:style style:name="T18" style:family="text">
      <style:text-properties fo:color="#383838"/>
    </style:style>
    <style:style style:name="T19" style:family="text">
      <style:text-properties fo:color="#383838" style:font-name="Consolas" fo:font-size="9pt" fo:font-weight="normal"/>
    </style:style>
    <style:style style:name="T20" style:family="text">
      <style:text-properties fo:color="#383838" style:font-name="Consolas" fo:font-size="9pt" fo:font-weight="normal" fo:background-color="#fffffe" loext:char-shading-value="0"/>
    </style:style>
    <style:style style:name="T21" style:family="text">
      <style:text-properties fo:color="#800000"/>
    </style:style>
    <style:style style:name="T22" style:family="text">
      <style:text-properties fo:color="#800000" style:font-name="Consolas" fo:font-size="9pt" fo:font-weight="normal"/>
    </style:style>
    <style:style style:name="T23" style:family="text">
      <style:text-properties fo:color="#800000" style:font-name="Consolas" fo:font-size="9pt" fo:font-weight="normal" fo:background-color="#fffffe" loext:char-shading-value="0"/>
    </style:style>
    <style:style style:name="T24" style:family="text">
      <style:text-properties style:font-name="Consolas" fo:font-size="9pt" fo:font-weight="normal"/>
    </style:style>
    <style:style style:name="T25" style:family="text">
      <style:text-properties style:font-name="Consolas" fo:font-size="9pt" fo:font-weight="normal" officeooo:rsid="00068782"/>
    </style:style>
    <style:style style:name="T26" style:family="text">
      <style:text-properties fo:color="#000000" fo:background-color="#fffffe" loext:char-shading-value="0"/>
    </style:style>
    <style:style style:name="T27" style:family="text">
      <style:text-properties fo:color="#000000" style:font-name="Consolas" fo:font-size="9pt" fo:font-weight="normal" fo:background-color="#fffffe" loext:char-shading-value="0"/>
    </style:style>
    <style:style style:name="T28" style:family="text">
      <style:text-properties fo:color="#0000ff"/>
    </style:style>
    <style:style style:name="T29" style:family="text">
      <style:text-properties fo:color="#0000ff" style:font-name="Consolas" fo:font-size="9pt" fo:font-weight="normal"/>
    </style:style>
    <style:style style:name="T30" style:family="text">
      <style:text-properties officeooo:rsid="00068782"/>
    </style:style>
    <style:style style:name="T31" style:family="text">
      <style:text-properties officeooo:rsid="0007ac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/>
      <text:p text:style-name="Text_20_body"/>
      <text:h text:style-name="P78" text:outline-level="3">Documentación <text:span text:style-name="T5">API Usuarios</text:span></text:h>
      <text:h text:style-name="P77" text:outline-level="3"><text:s/><text:span text:style-name="T1">P</text:span>rueba técnica en Symfony</text:h>
      <text:p text:style-name="P3"><text:span text:style-name="T2">20</text:span>/<text:span text:style-name="T1">12</text:span>/20<text:span text:style-name="T4">20</text:span></text:p>
      <text:p text:style-name="P3"/>
      <text:p text:style-name="P3"/>
      <text:p text:style-name="P3"/>
      <text:p text:style-name="P1"><text:tab/></text:p>
      <text:p text:style-name="P1"/>
      <text:p text:style-name="P1"/>
      <text:p text:style-name="P1"/>
      <text:p text:style-name="P1"/>
      <text:p text:style-name="P1"><text:tab/><text:span text:style-name="T7">Historial de cambios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79">Fecha</text:p>
          </table:table-cell>
          <table:table-cell table:style-name="Tabla1.A1" office:value-type="string">
            <text:p text:style-name="P79">Versión</text:p>
          </table:table-cell>
          <table:table-cell table:style-name="Tabla1.A1" office:value-type="string">
            <text:p text:style-name="P79">Elaborado por</text:p>
          </table:table-cell>
          <table:table-cell table:style-name="Tabla1.A1" office:value-type="string">
            <text:p text:style-name="P79">Revisado por</text:p>
          </table:table-cell>
          <table:table-cell table:style-name="Tabla1.A1" office:value-type="string">
            <text:p text:style-name="P79">Cambios / Notas</text:p>
          </table:table-cell>
        </table:table-row>
        <table:table-row table:style-name="Tabla1.1">
          <table:table-cell table:style-name="Tabla1.A2" office:value-type="string">
            <text:p text:style-name="P80"><text:span text:style-name="T2">2</text:span>0/<text:span text:style-name="T3">12</text:span>/20</text:p>
          </table:table-cell>
          <table:table-cell table:style-name="Tabla1.B2" office:value-type="string">
            <text:p text:style-name="P82">1.<text:span text:style-name="T6">0</text:span></text:p>
          </table:table-cell>
          <table:table-cell table:style-name="Tabla1.C2" office:value-type="string">
            <text:p text:style-name="P83">Isidoro Espín García</text:p>
          </table:table-cell>
          <table:table-cell table:style-name="Tabla1.D2" office:value-type="string">
            <text:p text:style-name="P80"/>
            <text:p text:style-name="P80"/>
          </table:table-cell>
          <table:table-cell table:style-name="Tabla1.E2" office:value-type="string">
            <text:p text:style-name="P81">Elaboración de documento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422601513" text:style-name="L1">
        <text:list-item>
          <text:p text:style-name="P5"><text:soft-page-break/>Introducción</text:p>
        </text:list-item>
      </text:list>
      <text:p text:style-name="P2"/>
      <text:p text:style-name="P12"><text:span text:style-name="T8">El presente documento describe las diferentes funcionalidades de la prueba técnica para la administración de usuarios.</text:span></text:p>
      <text:p text:style-name="P13"><text:span text:style-name="T9"/></text:p>
      <text:list xml:id="list150303815389659" text:continue-numbering="true" text:style-name="L1">
        <text:list-item>
          <text:p text:style-name="P5">Descripción</text:p>
          <text:p text:style-name="P5"/>
          <text:list>
            <text:list-item>
              <text:p text:style-name="P7">Listar usuarios</text:p>
            </text:list-item>
          </text:list>
        </text:list-item>
      </text:list>
      <text:p text:style-name="P14"><text:span text:style-name="T10">Renderiza el listado de usuarios existentes en la base de datos</text:span> </text:p>
      <text:list xml:id="list1611126056" text:style-name="L2">
        <text:list-item>
          <text:list>
            <text:list-item>
              <text:list>
                <text:list-item>
                  <text:p text:style-name="P9">URL</text:p>
                </text:list-item>
              </text:list>
            </text:list-item>
          </text:list>
        </text:list-item>
      </text:list>
      <text:p text:style-name="P33">protected/user/</text:p>
      <text:p text:style-name="P29"/>
      <text:list xml:id="list150302941407295" text:continue-numbering="true" text:style-name="L2">
        <text:list-item>
          <text:list>
            <text:list-item>
              <text:list>
                <text:list-item>
                  <text:p text:style-name="P9">Method</text:p>
                </text:list-item>
              </text:list>
            </text:list-item>
          </text:list>
        </text:list-item>
      </text:list>
      <text:p text:style-name="P33">GET</text:p>
      <text:p text:style-name="P29"/>
      <text:list xml:id="list150302561933189" text:continue-numbering="true" text:style-name="L2">
        <text:list-item>
          <text:list>
            <text:list-item>
              <text:list>
                <text:list-item>
                  <text:p text:style-name="P9">Parametros</text:p>
                </text:list-item>
              </text:list>
            </text:list-item>
          </text:list>
        </text:list-item>
      </text:list>
      <text:p text:style-name="P33">None</text:p>
      <text:p text:style-name="P28"/>
      <text:list xml:id="list150303152848631" text:continue-numbering="true" text:style-name="L2">
        <text:list-item>
          <text:list>
            <text:list-item>
              <text:list>
                <text:list-item>
                  <text:p text:style-name="P9">Respuesta “success”</text:p>
                </text:list-item>
              </text:list>
            </text:list-item>
          </text:list>
        </text:list-item>
      </text:list>
      <text:p text:style-name="P22"><text:span text:style-name="Strong_20_Emphasis"><text:span text:style-name="T12">Código: </text:span></text:span><text:span text:style-name="T11">200</text:span> </text:p>
      <text:p text:style-name="P24"/>
      <text:list xml:id="list150302905471813" text:continue-numbering="true" text:style-name="L2">
        <text:list-item>
          <text:list>
            <text:list-item>
              <text:list>
                <text:list-item>
                  <text:p text:style-name="P9">Respuesta “error”</text:p>
                </text:list-item>
              </text:list>
            </text:list-item>
          </text:list>
        </text:list-item>
      </text:list>
      <text:p text:style-name="P31">Código: 302 (redirect)</text:p>
      <text:p text:style-name="P37">Redirección a la url <text:s/>protected/login</text:p>
      <text:p text:style-name="P37"/>
      <text:list xml:id="list150304041796576" text:continue-numbering="true" text:style-name="L2">
        <text:list-item>
          <text:list>
            <text:list-item>
              <text:list>
                <text:list-item>
                  <text:p text:style-name="P9">Ejemplo de respuesta correcta</text:p>
                </text:list-item>
              </text:list>
            </text:list-item>
          </text:list>
        </text:list-item>
      </text:list>
      <text:p text:style-name="P63"><text:span text:style-name="T15">&lt;!DOCTYPE</text:span><text:span text:style-name="T16"> html</text:span><text:span text:style-name="T15">&gt;</text:span></text:p>
      <text:p text:style-name="P75"><text:span text:style-name="T20">&lt;</text:span><text:span text:style-name="T23">html</text:span><text:span text:style-name="T20">&gt;</text:span></text:p>
      <text:p text:style-name="P69"><text:span text:style-name="T18">&lt;</text:span><text:span text:style-name="T21">head</text:span><text:span text:style-name="T18">&gt;</text:span></text:p>
      <text:p text:style-name="P72">    <text:span text:style-name="T19">&lt;</text:span><text:span text:style-name="T22">meta</text:span><text:span text:style-name="T24"> </text:span><text:span text:style-name="T17">charset</text:span><text:span text:style-name="T19">=</text:span><text:span text:style-name="T29">"UTF-8"</text:span><text:span text:style-name="T19">&gt;</text:span></text:p>
      <text:p text:style-name="P72">    <text:span text:style-name="T19">&lt;</text:span><text:span text:style-name="T22">title</text:span><text:span text:style-name="T19">&gt;</text:span><text:span text:style-name="T24">User index</text:span><text:span text:style-name="T19">&lt;/</text:span><text:span text:style-name="T22">title</text:span><text:span text:style-name="T19">&gt;</text:span></text:p>
      <text:p text:style-name="P72">    <text:span text:style-name="T19">&lt;</text:span><text:span text:style-name="T22">link</text:span><text:span text:style-name="T24"> </text:span><text:span text:style-name="T17">rel</text:span><text:span text:style-name="T19">=</text:span><text:span text:style-name="T29">"stylesheet"</text:span><text:span text:style-name="T24"> </text:span><text:span text:style-name="T17">href</text:span><text:span text:style-name="T19">=</text:span><text:span text:style-name="T29">"https://maxcdn.bootstrapcdn.com/bootstrap/4.0.0/css/bootstrap.min.css"</text:span><text:span text:style-name="T19">&gt;</text:span></text:p>
      <text:p text:style-name="P72">    <text:span text:style-name="T19">&lt;</text:span><text:span text:style-name="T22">link</text:span><text:span text:style-name="T24"> </text:span><text:span text:style-name="T17">href</text:span><text:span text:style-name="T19">=</text:span><text:span text:style-name="T29">"/css/style.css"</text:span><text:span text:style-name="T24"> </text:span><text:span text:style-name="T17">type</text:span><text:span text:style-name="T19">=</text:span><text:span text:style-name="T29">"text/css"</text:span><text:span text:style-name="T24"> </text:span><text:span text:style-name="T17">rel</text:span><text:span text:style-name="T19">=</text:span><text:span text:style-name="T29">"stylesheet"</text:span><text:span text:style-name="T24"> </text:span><text:span text:style-name="T19">/&gt;</text:span></text:p>
      <text:p text:style-name="P75"><text:span text:style-name="T20">&lt;/</text:span><text:span text:style-name="T23">head</text:span><text:span text:style-name="T20">&gt;</text:span></text:p>
      <text:p text:style-name="P69"><text:span text:style-name="T18">&lt;</text:span><text:span text:style-name="T21">body</text:span> <text:span text:style-name="T16">class</text:span><text:span text:style-name="T18">=</text:span><text:span text:style-name="T28">"container-fluid"</text:span><text:span text:style-name="T18">&gt;</text:span></text:p>
      <text:p text:style-name="P75"><text:span text:style-name="T26">    </text:span><text:span text:style-name="T20">&lt;</text:span><text:span text:style-name="T23">h1</text:span><text:span text:style-name="T20">&gt;</text:span><text:span text:style-name="T27">Listado de usuarios</text:span><text:span text:style-name="T20">&lt;/</text:span><text:span text:style-name="T23">h1</text:span><text:span text:style-name="T20">&gt;</text:span></text:p>
      <text:p text:style-name="P72">    <text:span text:style-name="T19">&lt;</text:span><text:span text:style-name="T22">table</text:span><text:span text:style-name="T24"> </text:span><text:span text:style-name="T17">class</text:span><text:span text:style-name="T19">=</text:span><text:span text:style-name="T29">"table table-striped"</text:span><text:span text:style-name="T19">&gt;</text:span></text:p>
      <text:p text:style-name="P72">        <text:span text:style-name="T19">&lt;</text:span><text:span text:style-name="T22">thead</text:span><text:span text:style-name="T19">&gt;</text:span></text:p>
      <text:p text:style-name="P72">            <text:span text:style-name="T19">&lt;</text:span><text:span text:style-name="T22">tr</text:span><text:span text:style-name="T19">&gt;</text:span></text:p>
      <text:p text:style-name="P72">                <text:span text:style-name="T19">&lt;</text:span><text:span text:style-name="T22">th</text:span><text:span text:style-name="T19">&gt;</text:span><text:span text:style-name="T24">Id</text:span><text:span text:style-name="T19">&lt;/</text:span><text:span text:style-name="T22">th</text:span><text:span text:style-name="T19">&gt;</text:span></text:p>
      <text:p text:style-name="P72">                <text:span text:style-name="T19">&lt;</text:span><text:span text:style-name="T22">th</text:span><text:span text:style-name="T19">&gt;</text:span><text:span text:style-name="T24">Usuario</text:span><text:span text:style-name="T19">&lt;/</text:span><text:span text:style-name="T22">th</text:span><text:span text:style-name="T19">&gt;</text:span></text:p>
      <text:p text:style-name="P72">                <text:span text:style-name="T19">&lt;</text:span><text:span text:style-name="T22">th</text:span><text:span text:style-name="T19">&gt;</text:span><text:span text:style-name="T24">Administrador</text:span><text:span text:style-name="T19">&lt;/</text:span><text:span text:style-name="T22">th</text:span><text:span text:style-name="T19">&gt;</text:span></text:p>
      <text:p text:style-name="P72">                <text:span text:style-name="T19">&lt;</text:span><text:span text:style-name="T22">th</text:span><text:span text:style-name="T19">&gt;</text:span><text:span text:style-name="T24">Redactor</text:span><text:span text:style-name="T19">&lt;/</text:span><text:span text:style-name="T22">th</text:span><text:span text:style-name="T19">&gt;</text:span></text:p>
      <text:p text:style-name="P72">                <text:span text:style-name="T19">&lt;</text:span><text:span text:style-name="T22">th</text:span><text:span text:style-name="T19">&gt;</text:span><text:span text:style-name="T24">Lector</text:span><text:span text:style-name="T19">&lt;/</text:span><text:span text:style-name="T22">th</text:span><text:span text:style-name="T19">&gt;</text:span></text:p>
      <text:p text:style-name="P72">                <text:span text:style-name="T19">&lt;</text:span><text:span text:style-name="T22">th</text:span><text:span text:style-name="T19">&gt;</text:span><text:span text:style-name="T24">Cliente</text:span><text:span text:style-name="T19">&lt;/</text:span><text:span text:style-name="T22">th</text:span><text:span text:style-name="T19">&gt;</text:span></text:p>
      <text:p text:style-name="P72">                <text:span text:style-name="T19">&lt;</text:span><text:span text:style-name="T22">th</text:span><text:span text:style-name="T19">&gt;</text:span><text:span text:style-name="T24">Acciones</text:span><text:span text:style-name="T19">&lt;/</text:span><text:span text:style-name="T22">th</text:span><text:span text:style-name="T19">&gt;</text:span></text:p>
      <text:p text:style-name="P72">            <text:span text:style-name="T19">&lt;/</text:span><text:span text:style-name="T22">tr</text:span><text:span text:style-name="T19">&gt;</text:span></text:p>
      <text:p text:style-name="P72">        <text:span text:style-name="T19">&lt;/</text:span><text:span text:style-name="T22">thead</text:span><text:span text:style-name="T19">&gt;</text:span></text:p>
      <text:p text:style-name="P72">        <text:span text:style-name="T19">&lt;</text:span><text:span text:style-name="T22">tbody</text:span><text:span text:style-name="T19">&gt;</text:span></text:p>
      <text:p text:style-name="P72">            <text:span text:style-name="T19">&lt;</text:span><text:span text:style-name="T22">tr</text:span><text:span text:style-name="T19">&gt;</text:span></text:p>
      <text:p text:style-name="P72">                <text:span text:style-name="T19">&lt;</text:span><text:span text:style-name="T22">td</text:span><text:span text:style-name="T19">&gt;</text:span><text:span text:style-name="T24">5</text:span><text:span text:style-name="T19">&lt;/</text:span><text:span text:style-name="T22">td</text:span><text:span text:style-name="T19">&gt;</text:span></text:p>
      <text:p text:style-name="P72"><text:soft-page-break/>                <text:span text:style-name="T19">&lt;</text:span><text:span text:style-name="T22">td</text:span><text:span text:style-name="T19">&gt;</text:span><text:span text:style-name="T24">admin</text:span><text:span text:style-name="T19">&lt;/</text:span><text:span text:style-name="T22">td</text:span><text:span text:style-name="T19">&gt;</text:span></text:p>
      <text:p text:style-name="P72">                <text:span text:style-name="T19">&lt;</text:span><text:span text:style-name="T22">td</text:span><text:span text:style-name="T19">&gt;</text:span><text:span text:style-name="T24">Si</text:span><text:span text:style-name="T19">&lt;/</text:span><text:span text:style-name="T22">td</text:span><text:span text:style-name="T19">&gt;</text:span></text:p>
      <text:p text:style-name="P72">                <text:span text:style-name="T19">&lt;</text:span><text:span text:style-name="T22">td</text:span><text:span text:style-name="T19">&gt;</text:span><text:span text:style-name="T24">No</text:span><text:span text:style-name="T19">&lt;/</text:span><text:span text:style-name="T22">td</text:span><text:span text:style-name="T19">&gt;</text:span></text:p>
      <text:p text:style-name="P72">                <text:span text:style-name="T19">&lt;</text:span><text:span text:style-name="T22">td</text:span><text:span text:style-name="T19">&gt;</text:span><text:span text:style-name="T24">No</text:span><text:span text:style-name="T19">&lt;/</text:span><text:span text:style-name="T22">td</text:span><text:span text:style-name="T19">&gt;</text:span></text:p>
      <text:p text:style-name="P72">                <text:span text:style-name="T19">&lt;</text:span><text:span text:style-name="T22">td</text:span><text:span text:style-name="T19">&gt;</text:span><text:span text:style-name="T24">No</text:span><text:span text:style-name="T19">&lt;/</text:span><text:span text:style-name="T22">td</text:span><text:span text:style-name="T19">&gt;</text:span></text:p>
      <text:p text:style-name="P72">                <text:span text:style-name="T19">&lt;</text:span><text:span text:style-name="T22">td</text:span><text:span text:style-name="T19">&gt;</text:span></text:p>
      <text:p text:style-name="P72">                <text:span text:style-name="T19">&lt;/</text:span><text:span text:style-name="T22">td</text:span><text:span text:style-name="T19">&gt;</text:span></text:p>
      <text:p text:style-name="P72">            <text:span text:style-name="T19">&lt;/</text:span><text:span text:style-name="T22">tr</text:span><text:span text:style-name="T19">&gt;</text:span></text:p>
      <text:p text:style-name="P72">        <text:span text:style-name="T19">&lt;/</text:span><text:span text:style-name="T22">tbody</text:span><text:span text:style-name="T19">&gt;</text:span></text:p>
      <text:p text:style-name="P72">    <text:span text:style-name="T19">&lt;/</text:span><text:span text:style-name="T22">table</text:span><text:span text:style-name="T19">&gt;</text:span></text:p>
      <text:p text:style-name="P75"><text:span text:style-name="T20">&lt;/</text:span><text:span text:style-name="T23">body</text:span><text:span text:style-name="T20">&gt;</text:span></text:p>
      <text:p text:style-name="P65"><text:span text:style-name="T18">&lt;/</text:span><text:span text:style-name="T21">html</text:span><text:span text:style-name="T18">&gt;</text:span></text:p>
      <text:p text:style-name="P65"><text:span text:style-name="T18"/></text:p>
      <text:list xml:id="list150303016212689" text:continue-list="list150303815389659" text:style-name="L1">
        <text:list-item>
          <text:list>
            <text:list-item>
              <text:p text:style-name="P8">Ver usuario</text:p>
            </text:list-item>
          </text:list>
        </text:list-item>
      </text:list>
      <text:p text:style-name="P14"><text:span text:style-name="T10">Renderiza el listado de datos de un usuario concreto</text:span> </text:p>
      <text:p text:style-name="P18"/>
      <text:list xml:id="list150303822862044" text:continue-list="list150304041796576" text:style-name="L2">
        <text:list-item>
          <text:list>
            <text:list-item>
              <text:list>
                <text:list-item>
                  <text:p text:style-name="P9">URL</text:p>
                </text:list-item>
              </text:list>
            </text:list-item>
          </text:list>
        </text:list-item>
      </text:list>
      <text:p text:style-name="P33">protected/user/<text:span text:style-name="T30">{id}</text:span></text:p>
      <text:p text:style-name="P29"/>
      <text:list xml:id="list150301988329874" text:continue-numbering="true" text:style-name="L2">
        <text:list-item>
          <text:list>
            <text:list-item>
              <text:list>
                <text:list-item>
                  <text:p text:style-name="P9">Method</text:p>
                </text:list-item>
              </text:list>
            </text:list-item>
          </text:list>
        </text:list-item>
      </text:list>
      <text:p text:style-name="P33">GET</text:p>
      <text:p text:style-name="P29"/>
      <text:list xml:id="list150302950595169" text:continue-numbering="true" text:style-name="L2">
        <text:list-item>
          <text:list>
            <text:list-item>
              <text:list>
                <text:list-item>
                  <text:p text:style-name="P9">Parametros</text:p>
                </text:list-item>
              </text:list>
            </text:list-item>
          </text:list>
        </text:list-item>
      </text:list>
      <text:p text:style-name="P48">id:[integer] <text:span text:style-name="T13">Requerido</text:span></text:p>
      <text:p text:style-name="P28"/>
      <text:list xml:id="list150304099485350" text:continue-numbering="true" text:style-name="L2">
        <text:list-item>
          <text:list>
            <text:list-item>
              <text:list>
                <text:list-item>
                  <text:p text:style-name="P9">Respuesta “success”</text:p>
                </text:list-item>
              </text:list>
            </text:list-item>
          </text:list>
        </text:list-item>
      </text:list>
      <text:p text:style-name="P22"><text:span text:style-name="Strong_20_Emphasis"><text:span text:style-name="T12">Código: </text:span></text:span><text:span text:style-name="T11">200</text:span> </text:p>
      <text:p text:style-name="P24"/>
      <text:list xml:id="list150302828050020" text:continue-numbering="true" text:style-name="L2">
        <text:list-item>
          <text:list>
            <text:list-item>
              <text:list>
                <text:list-item>
                  <text:p text:style-name="P9">Respuesta “error”</text:p>
                </text:list-item>
              </text:list>
            </text:list-item>
          </text:list>
        </text:list-item>
      </text:list>
      <text:p text:style-name="P31">Código: 302 (redirect)</text:p>
      <text:p text:style-name="P37">Redirección a la url <text:s/>protected/login</text:p>
      <text:p text:style-name="P37"/>
      <text:p text:style-name="P39">Código: 404 (Not Found)</text:p>
      <text:p text:style-name="P39">El id de usuario no existe en la base de datos</text:p>
      <text:p text:style-name="P37"/>
      <text:list xml:id="list150303566382919" text:continue-numbering="true" text:style-name="L2">
        <text:list-item>
          <text:list>
            <text:list-item>
              <text:list>
                <text:list-item>
                  <text:p text:style-name="P9">Ejemplo de respuesta correcta</text:p>
                </text:list-item>
              </text:list>
            </text:list-item>
          </text:list>
        </text:list-item>
      </text:list>
      <text:p text:style-name="P67"><text:span text:style-name="T15">&lt;!DOCTYPE</text:span><text:span text:style-name="T16"> html</text:span><text:span text:style-name="T15">&gt;</text:span></text:p>
      <text:p text:style-name="P68"><text:span text:style-name="T18">&lt;</text:span><text:span text:style-name="T21">html</text:span><text:span text:style-name="T18">&gt;</text:span></text:p>
      <text:p text:style-name="P74"/>
      <text:p text:style-name="P68"><text:span text:style-name="T18">&lt;</text:span><text:span text:style-name="T21">head</text:span><text:span text:style-name="T18">&gt;</text:span></text:p>
      <text:p text:style-name="P71">    <text:span text:style-name="T19">&lt;</text:span><text:span text:style-name="T22">meta</text:span><text:span text:style-name="T24"> </text:span><text:span text:style-name="T17">charset</text:span><text:span text:style-name="T19">=</text:span><text:span text:style-name="T29">"UTF-8"</text:span><text:span text:style-name="T19">&gt;</text:span></text:p>
      <text:p text:style-name="P71">    <text:span text:style-name="T19">&lt;</text:span><text:span text:style-name="T22">title</text:span><text:span text:style-name="T19">&gt;</text:span><text:span text:style-name="T24">Usuario</text:span><text:span text:style-name="T19">&lt;/</text:span><text:span text:style-name="T22">title</text:span><text:span text:style-name="T19">&gt;</text:span></text:p>
      <text:p text:style-name="P71">    <text:span text:style-name="T19">&lt;</text:span><text:span text:style-name="T22">link</text:span><text:span text:style-name="T24"> </text:span><text:span text:style-name="T17">rel</text:span><text:span text:style-name="T19">=</text:span><text:span text:style-name="T29">"stylesheet"</text:span><text:span text:style-name="T24"> </text:span><text:span text:style-name="T17">href</text:span><text:span text:style-name="T19">=</text:span><text:span text:style-name="T29">"https://maxcdn.bootstrapcdn.com/bootstrap/4.0.0/css/bootstrap.min.css"</text:span><text:span text:style-name="T19">&gt;</text:span></text:p>
      <text:p text:style-name="P71">    <text:span text:style-name="T19">&lt;</text:span><text:span text:style-name="T22">link</text:span><text:span text:style-name="T24"> </text:span><text:span text:style-name="T17">href</text:span><text:span text:style-name="T19">=</text:span><text:span text:style-name="T29">"/css/style.css"</text:span><text:span text:style-name="T24"> </text:span><text:span text:style-name="T17">type</text:span><text:span text:style-name="T19">=</text:span><text:span text:style-name="T29">"text/css"</text:span><text:span text:style-name="T24"> </text:span><text:span text:style-name="T17">rel</text:span><text:span text:style-name="T19">=</text:span><text:span text:style-name="T29">"stylesheet"</text:span><text:span text:style-name="T24"> </text:span><text:span text:style-name="T19">/&gt;</text:span></text:p>
      <text:p text:style-name="P74"><text:span text:style-name="T20">&lt;/</text:span><text:span text:style-name="T23">head</text:span><text:span text:style-name="T20">&gt;</text:span></text:p>
      <text:p text:style-name="P68"><text:span text:style-name="T18">&lt;</text:span><text:span text:style-name="T21">body</text:span> <text:span text:style-name="T16">class</text:span><text:span text:style-name="T18">=</text:span><text:span text:style-name="T28">"container-fluid"</text:span><text:span text:style-name="T18">&gt;</text:span></text:p>
      <text:p text:style-name="P74"><text:span text:style-name="T26">    </text:span><text:span text:style-name="T20">&lt;</text:span><text:span text:style-name="T23">h1</text:span><text:span text:style-name="T20">&gt;</text:span><text:span text:style-name="T27">Usuario</text:span><text:span text:style-name="T20">&lt;/</text:span><text:span text:style-name="T23">h1</text:span><text:span text:style-name="T20">&gt;</text:span></text:p>
      <text:p text:style-name="P71">    <text:span text:style-name="T19">&lt;</text:span><text:span text:style-name="T22">table</text:span><text:span text:style-name="T24"> </text:span><text:span text:style-name="T17">class</text:span><text:span text:style-name="T19">=</text:span><text:span text:style-name="T29">"table"</text:span><text:span text:style-name="T19">&gt;</text:span></text:p>
      <text:p text:style-name="P71">        <text:span text:style-name="T19">&lt;</text:span><text:span text:style-name="T22">tbody</text:span><text:span text:style-name="T19">&gt;</text:span></text:p>
      <text:p text:style-name="P71">            <text:span text:style-name="T19">&lt;</text:span><text:span text:style-name="T22">tr</text:span><text:span text:style-name="T19">&gt;</text:span></text:p>
      <text:p text:style-name="P71">                <text:span text:style-name="T19">&lt;</text:span><text:span text:style-name="T22">th</text:span><text:span text:style-name="T19">&gt;</text:span><text:span text:style-name="T24">Id</text:span><text:span text:style-name="T19">&lt;/</text:span><text:span text:style-name="T22">th</text:span><text:span text:style-name="T19">&gt;</text:span></text:p>
      <text:p text:style-name="P71"><text:soft-page-break/>                <text:span text:style-name="T19">&lt;</text:span><text:span text:style-name="T22">td</text:span><text:span text:style-name="T19">&gt;</text:span><text:span text:style-name="T24">7</text:span><text:span text:style-name="T19">&lt;/</text:span><text:span text:style-name="T22">td</text:span><text:span text:style-name="T19">&gt;</text:span></text:p>
      <text:p text:style-name="P71">            <text:span text:style-name="T19">&lt;/</text:span><text:span text:style-name="T22">tr</text:span><text:span text:style-name="T19">&gt;</text:span></text:p>
      <text:p text:style-name="P71">            <text:span text:style-name="T19">&lt;</text:span><text:span text:style-name="T22">tr</text:span><text:span text:style-name="T19">&gt;</text:span></text:p>
      <text:p text:style-name="P71">                <text:span text:style-name="T19">&lt;</text:span><text:span text:style-name="T22">th</text:span><text:span text:style-name="T19">&gt;</text:span><text:span text:style-name="T24">Usuario</text:span><text:span text:style-name="T19">&lt;/</text:span><text:span text:style-name="T22">th</text:span><text:span text:style-name="T19">&gt;</text:span></text:p>
      <text:p text:style-name="P71">                <text:span text:style-name="T19">&lt;</text:span><text:span text:style-name="T22">td</text:span><text:span text:style-name="T19">&gt;</text:span><text:span text:style-name="T24">cliente</text:span><text:span text:style-name="T19">&lt;/</text:span><text:span text:style-name="T22">td</text:span><text:span text:style-name="T19">&gt;</text:span></text:p>
      <text:p text:style-name="P71">            <text:span text:style-name="T19">&lt;/</text:span><text:span text:style-name="T22">tr</text:span><text:span text:style-name="T19">&gt;</text:span></text:p>
      <text:p text:style-name="P71">            <text:span text:style-name="T19">&lt;</text:span><text:span text:style-name="T22">tr</text:span><text:span text:style-name="T19">&gt;</text:span></text:p>
      <text:p text:style-name="P71">                <text:span text:style-name="T19">&lt;</text:span><text:span text:style-name="T22">th</text:span><text:span text:style-name="T19">&gt;</text:span><text:span text:style-name="T24">Contraseña (encriptada)</text:span><text:span text:style-name="T19">&lt;/</text:span><text:span text:style-name="T22">th</text:span><text:span text:style-name="T19">&gt;</text:span></text:p>
      <text:p text:style-name="P71">                <text:span text:style-name="T19">&lt;</text:span><text:span text:style-name="T22">td</text:span><text:span text:style-name="T19">&gt;</text:span><text:span text:style-name="T25">Password encriptada</text:span><text:span text:style-name="T19">&lt;/</text:span><text:span text:style-name="T22">td</text:span><text:span text:style-name="T19">&gt;</text:span></text:p>
      <text:p text:style-name="P71">            <text:span text:style-name="T19">&lt;/</text:span><text:span text:style-name="T22">tr</text:span><text:span text:style-name="T19">&gt;</text:span></text:p>
      <text:p text:style-name="P71">            <text:span text:style-name="T19">&lt;</text:span><text:span text:style-name="T22">tr</text:span><text:span text:style-name="T19">&gt;</text:span></text:p>
      <text:p text:style-name="P71">                <text:span text:style-name="T19">&lt;</text:span><text:span text:style-name="T22">th</text:span><text:span text:style-name="T19">&gt;</text:span><text:span text:style-name="T24">Administrador</text:span><text:span text:style-name="T19">&lt;/</text:span><text:span text:style-name="T22">th</text:span><text:span text:style-name="T19">&gt;</text:span></text:p>
      <text:p text:style-name="P71">                <text:span text:style-name="T19">&lt;</text:span><text:span text:style-name="T22">td</text:span><text:span text:style-name="T19">&gt;</text:span><text:span text:style-name="T24">No</text:span><text:span text:style-name="T19">&lt;/</text:span><text:span text:style-name="T22">td</text:span><text:span text:style-name="T19">&gt;</text:span></text:p>
      <text:p text:style-name="P71">            <text:span text:style-name="T19">&lt;/</text:span><text:span text:style-name="T22">tr</text:span><text:span text:style-name="T19">&gt;</text:span></text:p>
      <text:p text:style-name="P71">            <text:span text:style-name="T19">&lt;</text:span><text:span text:style-name="T22">tr</text:span><text:span text:style-name="T19">&gt;</text:span></text:p>
      <text:p text:style-name="P71">                <text:span text:style-name="T19">&lt;</text:span><text:span text:style-name="T22">th</text:span><text:span text:style-name="T19">&gt;</text:span><text:span text:style-name="T24">Lector</text:span><text:span text:style-name="T19">&lt;/</text:span><text:span text:style-name="T22">th</text:span><text:span text:style-name="T19">&gt;</text:span></text:p>
      <text:p text:style-name="P71">                <text:span text:style-name="T19">&lt;</text:span><text:span text:style-name="T22">td</text:span><text:span text:style-name="T19">&gt;</text:span><text:span text:style-name="T24">No</text:span><text:span text:style-name="T19">&lt;/</text:span><text:span text:style-name="T22">td</text:span><text:span text:style-name="T19">&gt;</text:span></text:p>
      <text:p text:style-name="P71">            <text:span text:style-name="T19">&lt;/</text:span><text:span text:style-name="T22">tr</text:span><text:span text:style-name="T19">&gt;</text:span></text:p>
      <text:p text:style-name="P71">            <text:span text:style-name="T19">&lt;</text:span><text:span text:style-name="T22">tr</text:span><text:span text:style-name="T19">&gt;</text:span></text:p>
      <text:p text:style-name="P71">                <text:span text:style-name="T19">&lt;</text:span><text:span text:style-name="T22">th</text:span><text:span text:style-name="T19">&gt;</text:span><text:span text:style-name="T24">Cliente</text:span><text:span text:style-name="T19">&lt;/</text:span><text:span text:style-name="T22">th</text:span><text:span text:style-name="T19">&gt;</text:span></text:p>
      <text:p text:style-name="P71">                <text:span text:style-name="T19">&lt;</text:span><text:span text:style-name="T22">td</text:span><text:span text:style-name="T19">&gt;</text:span><text:span text:style-name="T24">Si</text:span><text:span text:style-name="T19">&lt;/</text:span><text:span text:style-name="T22">td</text:span><text:span text:style-name="T19">&gt;</text:span></text:p>
      <text:p text:style-name="P71">            <text:span text:style-name="T19">&lt;/</text:span><text:span text:style-name="T22">tr</text:span><text:span text:style-name="T19">&gt;</text:span></text:p>
      <text:p text:style-name="P71">            <text:span text:style-name="T19">&lt;</text:span><text:span text:style-name="T22">tr</text:span><text:span text:style-name="T19">&gt;</text:span></text:p>
      <text:p text:style-name="P71">                <text:span text:style-name="T19">&lt;</text:span><text:span text:style-name="T22">th</text:span><text:span text:style-name="T19">&gt;</text:span><text:span text:style-name="T24">Redactor</text:span><text:span text:style-name="T19">&lt;/</text:span><text:span text:style-name="T22">th</text:span><text:span text:style-name="T19">&gt;</text:span></text:p>
      <text:p text:style-name="P71">                <text:span text:style-name="T19">&lt;</text:span><text:span text:style-name="T22">td</text:span><text:span text:style-name="T19">&gt;</text:span><text:span text:style-name="T24">No</text:span><text:span text:style-name="T19">&lt;/</text:span><text:span text:style-name="T22">td</text:span><text:span text:style-name="T19">&gt;</text:span></text:p>
      <text:p text:style-name="P71">            <text:span text:style-name="T19">&lt;/</text:span><text:span text:style-name="T22">tr</text:span><text:span text:style-name="T19">&gt;</text:span></text:p>
      <text:p text:style-name="P71">        <text:span text:style-name="T19">&lt;/</text:span><text:span text:style-name="T22">tbody</text:span><text:span text:style-name="T19">&gt;</text:span></text:p>
      <text:p text:style-name="P74"><text:span text:style-name="T26">    </text:span><text:span text:style-name="T20">&lt;/</text:span><text:span text:style-name="T23">table</text:span><text:span text:style-name="T20">&gt;</text:span></text:p>
      <text:p text:style-name="P71">    <text:span text:style-name="T19">&lt;</text:span><text:span text:style-name="T22">a</text:span><text:span text:style-name="T24"> </text:span><text:span text:style-name="T17">href</text:span><text:span text:style-name="T19">=</text:span><text:span text:style-name="T29">"/protected/user/"</text:span><text:span text:style-name="T24"> </text:span><text:span text:style-name="T17">class</text:span><text:span text:style-name="T19">=</text:span><text:span text:style-name="T29">"btn btn-primary"</text:span><text:span text:style-name="T19">&gt;</text:span><text:span text:style-name="T24">Volver al listado</text:span><text:span text:style-name="T19">&lt;/</text:span><text:span text:style-name="T22">a</text:span><text:span text:style-name="T19">&gt;</text:span></text:p>
      <text:p text:style-name="P74"><text:span text:style-name="T20">&lt;/</text:span><text:span text:style-name="T23">body</text:span><text:span text:style-name="T20">&gt;</text:span></text:p>
      <text:p text:style-name="P68"><text:span text:style-name="T18">&lt;/</text:span><text:span text:style-name="T21">html</text:span><text:span text:style-name="T18">&gt;</text:span></text:p>
      <text:p text:style-name="P67"><text:span text:style-name="T18"/></text:p>
      <text:list xml:id="list150304058302886" text:continue-list="list150303016212689" text:style-name="L1">
        <text:list-item>
          <text:list>
            <text:list-item>
              <text:p text:style-name="P8">Crear usuario</text:p>
            </text:list-item>
          </text:list>
        </text:list-item>
      </text:list>
      <text:p text:style-name="P15"><text:span text:style-name="T31">Crea el usuario en la base de datos, y redirige al renderizado del listado de usuarios existentes</text:span> </text:p>
      <text:p text:style-name="P19"/>
      <text:list xml:id="list150303076488201" text:continue-list="list150303566382919" text:style-name="L2">
        <text:list-item>
          <text:list>
            <text:list-item>
              <text:list>
                <text:list-item>
                  <text:p text:style-name="P10">URL</text:p>
                </text:list-item>
              </text:list>
            </text:list-item>
          </text:list>
        </text:list-item>
      </text:list>
      <text:p text:style-name="P34">protected/user/new</text:p>
      <text:p text:style-name="P30"/>
      <text:list xml:id="list150302865597418" text:continue-numbering="true" text:style-name="L2">
        <text:list-item>
          <text:list>
            <text:list-item>
              <text:list>
                <text:list-item>
                  <text:p text:style-name="P10">Method</text:p>
                </text:list-item>
              </text:list>
            </text:list-item>
          </text:list>
        </text:list-item>
      </text:list>
      <text:p text:style-name="P36">POST</text:p>
      <text:p text:style-name="P30"/>
      <text:list xml:id="list150302270635970" text:continue-numbering="true" text:style-name="L2">
        <text:list-item>
          <text:list>
            <text:list-item>
              <text:list>
                <text:list-item>
                  <text:p text:style-name="P10">Parametros</text:p>
                </text:list-item>
              </text:list>
            </text:list-item>
          </text:list>
        </text:list-item>
      </text:list>
      <text:p text:style-name="P35"><text:span text:style-name="T31">email</text:span>:[<text:span text:style-name="T31">String</text:span>] <text:span text:style-name="T13">Requerido</text:span></text:p>
      <text:p text:style-name="P35"><text:span text:style-name="T31">password</text:span>:[<text:span text:style-name="T31">String</text:span>] <text:span text:style-name="T13">Requerido</text:span></text:p>
      <text:p text:style-name="P35"><text:span text:style-name="T31">administrador</text:span>:[<text:span text:style-name="T31">Boolean</text:span>] </text:p>
      <text:p text:style-name="P35"><text:span text:style-name="T31">lector</text:span>:[<text:span text:style-name="T31">Boolean</text:span>] </text:p>
      <text:p text:style-name="P35"><text:span text:style-name="T31">cliente</text:span>:[<text:span text:style-name="T31">Boolean</text:span>] </text:p>
      <text:p text:style-name="P35"><text:span text:style-name="T31">redactor</text:span>:[<text:span text:style-name="T31">Boolean</text:span>] </text:p>
      <text:p text:style-name="P42"><text:span text:style-name="T13"/></text:p>
      <text:list xml:id="list150303254670935" text:continue-numbering="true" text:style-name="L2">
        <text:list-item>
          <text:list>
            <text:list-item>
              <text:list>
                <text:list-item>
                  <text:p text:style-name="P10">Respuesta “success”</text:p>
                </text:list-item>
              </text:list>
            </text:list-item>
          </text:list>
        </text:list-item>
      </text:list>
      <text:p text:style-name="P23"><text:span text:style-name="Strong_20_Emphasis"><text:span text:style-name="T12">Código: </text:span></text:span><text:span text:style-name="T11">200</text:span> </text:p>
      <text:p text:style-name="P25"/>
      <text:list xml:id="list150304125362336" text:continue-numbering="true" text:style-name="L2">
        <text:list-item>
          <text:list>
            <text:list-item>
              <text:list>
                <text:list-item>
                  <text:p text:style-name="P10">Respuesta “error”</text:p>
                </text:list-item>
              </text:list>
            </text:list-item>
          </text:list>
        </text:list-item>
      </text:list>
      <text:p text:style-name="P32"><text:soft-page-break/>Código: 302 (redirect)</text:p>
      <text:p text:style-name="P38">Redirección a la url <text:s/>protected/login</text:p>
      <text:p text:style-name="P40"/>
      <text:p text:style-name="P38"/>
      <text:list xml:id="list150303432053943" text:continue-numbering="true" text:style-name="L2">
        <text:list-item>
          <text:list>
            <text:list-item>
              <text:list>
                <text:list-item>
                  <text:p text:style-name="P10">Ejemplo de respuesta correcta</text:p>
                </text:list-item>
              </text:list>
            </text:list-item>
          </text:list>
        </text:list-item>
      </text:list>
      <text:p text:style-name="P64"><text:span text:style-name="T15">&lt;!DOCTYPE</text:span><text:span text:style-name="T16"> html</text:span><text:span text:style-name="T15">&gt;</text:span></text:p>
      <text:p text:style-name="P76"><text:span text:style-name="T20">&lt;</text:span><text:span text:style-name="T23">html</text:span><text:span text:style-name="T20">&gt;</text:span></text:p>
      <text:p text:style-name="P70"><text:span text:style-name="T18">&lt;</text:span><text:span text:style-name="T21">head</text:span><text:span text:style-name="T18">&gt;</text:span></text:p>
      <text:p text:style-name="P73">    <text:span text:style-name="T19">&lt;</text:span><text:span text:style-name="T22">meta</text:span><text:span text:style-name="T24"> </text:span><text:span text:style-name="T17">charset</text:span><text:span text:style-name="T19">=</text:span><text:span text:style-name="T29">"UTF-8"</text:span><text:span text:style-name="T19">&gt;</text:span></text:p>
      <text:p text:style-name="P73">    <text:span text:style-name="T19">&lt;</text:span><text:span text:style-name="T22">title</text:span><text:span text:style-name="T19">&gt;</text:span><text:span text:style-name="T24">User index</text:span><text:span text:style-name="T19">&lt;/</text:span><text:span text:style-name="T22">title</text:span><text:span text:style-name="T19">&gt;</text:span></text:p>
      <text:p text:style-name="P73">    <text:span text:style-name="T19">&lt;</text:span><text:span text:style-name="T22">link</text:span><text:span text:style-name="T24"> </text:span><text:span text:style-name="T17">rel</text:span><text:span text:style-name="T19">=</text:span><text:span text:style-name="T29">"stylesheet"</text:span><text:span text:style-name="T24"> </text:span><text:span text:style-name="T17">href</text:span><text:span text:style-name="T19">=</text:span><text:span text:style-name="T29">"https://maxcdn.bootstrapcdn.com/bootstrap/4.0.0/css/bootstrap.min.css"</text:span><text:span text:style-name="T19">&gt;</text:span></text:p>
      <text:p text:style-name="P73">    <text:span text:style-name="T19">&lt;</text:span><text:span text:style-name="T22">link</text:span><text:span text:style-name="T24"> </text:span><text:span text:style-name="T17">href</text:span><text:span text:style-name="T19">=</text:span><text:span text:style-name="T29">"/css/style.css"</text:span><text:span text:style-name="T24"> </text:span><text:span text:style-name="T17">type</text:span><text:span text:style-name="T19">=</text:span><text:span text:style-name="T29">"text/css"</text:span><text:span text:style-name="T24"> </text:span><text:span text:style-name="T17">rel</text:span><text:span text:style-name="T19">=</text:span><text:span text:style-name="T29">"stylesheet"</text:span><text:span text:style-name="T24"> </text:span><text:span text:style-name="T19">/&gt;</text:span></text:p>
      <text:p text:style-name="P76"><text:span text:style-name="T20">&lt;/</text:span><text:span text:style-name="T23">head</text:span><text:span text:style-name="T20">&gt;</text:span></text:p>
      <text:p text:style-name="P70"><text:span text:style-name="T18">&lt;</text:span><text:span text:style-name="T21">body</text:span> <text:span text:style-name="T16">class</text:span><text:span text:style-name="T18">=</text:span><text:span text:style-name="T28">"container-fluid"</text:span><text:span text:style-name="T18">&gt;</text:span></text:p>
      <text:p text:style-name="P76"><text:span text:style-name="T26">    </text:span><text:span text:style-name="T20">&lt;</text:span><text:span text:style-name="T23">h1</text:span><text:span text:style-name="T20">&gt;</text:span><text:span text:style-name="T27">Listado de usuarios</text:span><text:span text:style-name="T20">&lt;/</text:span><text:span text:style-name="T23">h1</text:span><text:span text:style-name="T20">&gt;</text:span></text:p>
      <text:p text:style-name="P73">    <text:span text:style-name="T19">&lt;</text:span><text:span text:style-name="T22">table</text:span><text:span text:style-name="T24"> </text:span><text:span text:style-name="T17">class</text:span><text:span text:style-name="T19">=</text:span><text:span text:style-name="T29">"table table-striped"</text:span><text:span text:style-name="T19">&gt;</text:span></text:p>
      <text:p text:style-name="P73">        <text:span text:style-name="T19">&lt;</text:span><text:span text:style-name="T22">thead</text:span><text:span text:style-name="T19">&gt;</text:span></text:p>
      <text:p text:style-name="P73">            <text:span text:style-name="T19">&lt;</text:span><text:span text:style-name="T22">tr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Id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Usuario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Administrador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Redactor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Lector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Cliente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Acciones</text:span><text:span text:style-name="T19">&lt;/</text:span><text:span text:style-name="T22">th</text:span><text:span text:style-name="T19">&gt;</text:span></text:p>
      <text:p text:style-name="P73">            <text:span text:style-name="T19">&lt;/</text:span><text:span text:style-name="T22">tr</text:span><text:span text:style-name="T19">&gt;</text:span></text:p>
      <text:p text:style-name="P73">        <text:span text:style-name="T19">&lt;/</text:span><text:span text:style-name="T22">thead</text:span><text:span text:style-name="T19">&gt;</text:span></text:p>
      <text:p text:style-name="P73">        <text:span text:style-name="T19">&lt;</text:span><text:span text:style-name="T22">tbody</text:span><text:span text:style-name="T19">&gt;</text:span></text:p>
      <text:p text:style-name="P73">            <text:span text:style-name="T19">&lt;</text:span><text:span text:style-name="T22">tr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5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admin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Si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No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No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No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/text:p>
      <text:p text:style-name="P73">                <text:span text:style-name="T19">&lt;/</text:span><text:span text:style-name="T22">td</text:span><text:span text:style-name="T19">&gt;</text:span></text:p>
      <text:p text:style-name="P73">            <text:span text:style-name="T19">&lt;/</text:span><text:span text:style-name="T22">tr</text:span><text:span text:style-name="T19">&gt;</text:span></text:p>
      <text:p text:style-name="P73">        <text:span text:style-name="T19">&lt;/</text:span><text:span text:style-name="T22">tbody</text:span><text:span text:style-name="T19">&gt;</text:span></text:p>
      <text:p text:style-name="P73">    <text:span text:style-name="T19">&lt;/</text:span><text:span text:style-name="T22">table</text:span><text:span text:style-name="T19">&gt;</text:span></text:p>
      <text:p text:style-name="P76"><text:span text:style-name="T20">&lt;/</text:span><text:span text:style-name="T23">body</text:span><text:span text:style-name="T20">&gt;</text:span></text:p>
      <text:p text:style-name="P66"><text:span text:style-name="T18">&lt;/</text:span><text:span text:style-name="T21">html</text:span><text:span text:style-name="T18">&gt;</text:span></text:p>
      <text:list xml:id="list150303515379275" text:continue-list="list150304058302886" text:style-name="L1">
        <text:list-item>
          <text:list>
            <text:list-item>
              <text:p text:style-name="P8">Borrar usuario</text:p>
            </text:list-item>
          </text:list>
        </text:list-item>
      </text:list>
      <text:p text:style-name="P15"><text:span text:style-name="T31">Elimina el usuario de la base de datos, y redirige al renderizado del listado de usuarios existentes</text:span> </text:p>
      <text:p text:style-name="P19"/>
      <text:list xml:id="list150302657345530" text:continue-list="list150303432053943" text:style-name="L2">
        <text:list-item>
          <text:list>
            <text:list-item>
              <text:list>
                <text:list-item>
                  <text:p text:style-name="P10">URL</text:p>
                </text:list-item>
              </text:list>
            </text:list-item>
          </text:list>
        </text:list-item>
      </text:list>
      <text:p text:style-name="P34">/{id}</text:p>
      <text:p text:style-name="P30"/>
      <text:list xml:id="list150302563087112" text:continue-numbering="true" text:style-name="L2">
        <text:list-item>
          <text:list>
            <text:list-item>
              <text:list>
                <text:list-item>
                  <text:p text:style-name="P10">Method</text:p>
                </text:list-item>
              </text:list>
            </text:list-item>
          </text:list>
        </text:list-item>
      </text:list>
      <text:p text:style-name="P36">DELETE</text:p>
      <text:p text:style-name="P30"/>
      <text:list xml:id="list150303868461956" text:continue-numbering="true" text:style-name="L2">
        <text:list-item>
          <text:list>
            <text:list-item>
              <text:list>
                <text:list-item>
                  <text:p text:style-name="P10"><text:soft-page-break/>Parametros</text:p>
                </text:list-item>
              </text:list>
            </text:list-item>
          </text:list>
        </text:list-item>
      </text:list>
      <text:p text:style-name="P35">id:[integer] <text:span text:style-name="T13">Requerido</text:span></text:p>
      <text:p text:style-name="P42"><text:span text:style-name="T13"/></text:p>
      <text:list xml:id="list150303504293532" text:continue-numbering="true" text:style-name="L2">
        <text:list-item>
          <text:list>
            <text:list-item>
              <text:list>
                <text:list-item>
                  <text:p text:style-name="P10">Respuesta “success”</text:p>
                </text:list-item>
              </text:list>
            </text:list-item>
          </text:list>
        </text:list-item>
      </text:list>
      <text:p text:style-name="P23"><text:span text:style-name="Strong_20_Emphasis"><text:span text:style-name="T12">Código: </text:span></text:span><text:span text:style-name="T11">200</text:span> </text:p>
      <text:p text:style-name="P25"/>
      <text:list xml:id="list150303746060154" text:continue-numbering="true" text:style-name="L2">
        <text:list-item>
          <text:list>
            <text:list-item>
              <text:list>
                <text:list-item>
                  <text:p text:style-name="P10">Respuesta “error”</text:p>
                </text:list-item>
              </text:list>
            </text:list-item>
          </text:list>
        </text:list-item>
      </text:list>
      <text:p text:style-name="P32">Código: 302 (redirect)</text:p>
      <text:p text:style-name="P38">Redirección a la url <text:s/>protected/login</text:p>
      <text:p text:style-name="P40"/>
      <text:p text:style-name="P38"/>
      <text:list xml:id="list150302200885756" text:continue-numbering="true" text:style-name="L2">
        <text:list-item>
          <text:list>
            <text:list-item>
              <text:list>
                <text:list-item>
                  <text:p text:style-name="P10">Ejemplo de respuesta correcta</text:p>
                </text:list-item>
              </text:list>
            </text:list-item>
          </text:list>
        </text:list-item>
      </text:list>
      <text:p text:style-name="P64"><text:span text:style-name="T15">&lt;!DOCTYPE</text:span><text:span text:style-name="T16"> html</text:span><text:span text:style-name="T15">&gt;</text:span></text:p>
      <text:p text:style-name="P76"><text:span text:style-name="T20">&lt;</text:span><text:span text:style-name="T23">html</text:span><text:span text:style-name="T20">&gt;</text:span></text:p>
      <text:p text:style-name="P70"><text:span text:style-name="T18">&lt;</text:span><text:span text:style-name="T21">head</text:span><text:span text:style-name="T18">&gt;</text:span></text:p>
      <text:p text:style-name="P73">    <text:span text:style-name="T19">&lt;</text:span><text:span text:style-name="T22">meta</text:span><text:span text:style-name="T24"> </text:span><text:span text:style-name="T17">charset</text:span><text:span text:style-name="T19">=</text:span><text:span text:style-name="T29">"UTF-8"</text:span><text:span text:style-name="T19">&gt;</text:span></text:p>
      <text:p text:style-name="P73">    <text:span text:style-name="T19">&lt;</text:span><text:span text:style-name="T22">title</text:span><text:span text:style-name="T19">&gt;</text:span><text:span text:style-name="T24">User index</text:span><text:span text:style-name="T19">&lt;/</text:span><text:span text:style-name="T22">title</text:span><text:span text:style-name="T19">&gt;</text:span></text:p>
      <text:p text:style-name="P73">    <text:span text:style-name="T19">&lt;</text:span><text:span text:style-name="T22">link</text:span><text:span text:style-name="T24"> </text:span><text:span text:style-name="T17">rel</text:span><text:span text:style-name="T19">=</text:span><text:span text:style-name="T29">"stylesheet"</text:span><text:span text:style-name="T24"> </text:span><text:span text:style-name="T17">href</text:span><text:span text:style-name="T19">=</text:span><text:span text:style-name="T29">"https://maxcdn.bootstrapcdn.com/bootstrap/4.0.0/css/bootstrap.min.css"</text:span><text:span text:style-name="T19">&gt;</text:span></text:p>
      <text:p text:style-name="P73">    <text:span text:style-name="T19">&lt;</text:span><text:span text:style-name="T22">link</text:span><text:span text:style-name="T24"> </text:span><text:span text:style-name="T17">href</text:span><text:span text:style-name="T19">=</text:span><text:span text:style-name="T29">"/css/style.css"</text:span><text:span text:style-name="T24"> </text:span><text:span text:style-name="T17">type</text:span><text:span text:style-name="T19">=</text:span><text:span text:style-name="T29">"text/css"</text:span><text:span text:style-name="T24"> </text:span><text:span text:style-name="T17">rel</text:span><text:span text:style-name="T19">=</text:span><text:span text:style-name="T29">"stylesheet"</text:span><text:span text:style-name="T24"> </text:span><text:span text:style-name="T19">/&gt;</text:span></text:p>
      <text:p text:style-name="P76"><text:span text:style-name="T20">&lt;/</text:span><text:span text:style-name="T23">head</text:span><text:span text:style-name="T20">&gt;</text:span></text:p>
      <text:p text:style-name="P70"><text:span text:style-name="T18">&lt;</text:span><text:span text:style-name="T21">body</text:span> <text:span text:style-name="T16">class</text:span><text:span text:style-name="T18">=</text:span><text:span text:style-name="T28">"container-fluid"</text:span><text:span text:style-name="T18">&gt;</text:span></text:p>
      <text:p text:style-name="P76"><text:span text:style-name="T26">    </text:span><text:span text:style-name="T20">&lt;</text:span><text:span text:style-name="T23">h1</text:span><text:span text:style-name="T20">&gt;</text:span><text:span text:style-name="T27">Listado de usuarios</text:span><text:span text:style-name="T20">&lt;/</text:span><text:span text:style-name="T23">h1</text:span><text:span text:style-name="T20">&gt;</text:span></text:p>
      <text:p text:style-name="P73">    <text:span text:style-name="T19">&lt;</text:span><text:span text:style-name="T22">table</text:span><text:span text:style-name="T24"> </text:span><text:span text:style-name="T17">class</text:span><text:span text:style-name="T19">=</text:span><text:span text:style-name="T29">"table table-striped"</text:span><text:span text:style-name="T19">&gt;</text:span></text:p>
      <text:p text:style-name="P73">        <text:span text:style-name="T19">&lt;</text:span><text:span text:style-name="T22">thead</text:span><text:span text:style-name="T19">&gt;</text:span></text:p>
      <text:p text:style-name="P73">            <text:span text:style-name="T19">&lt;</text:span><text:span text:style-name="T22">tr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Id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Usuario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Administrador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Redactor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Lector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Cliente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Acciones</text:span><text:span text:style-name="T19">&lt;/</text:span><text:span text:style-name="T22">th</text:span><text:span text:style-name="T19">&gt;</text:span></text:p>
      <text:p text:style-name="P73">            <text:span text:style-name="T19">&lt;/</text:span><text:span text:style-name="T22">tr</text:span><text:span text:style-name="T19">&gt;</text:span></text:p>
      <text:p text:style-name="P73">        <text:span text:style-name="T19">&lt;/</text:span><text:span text:style-name="T22">thead</text:span><text:span text:style-name="T19">&gt;</text:span></text:p>
      <text:p text:style-name="P73">        <text:span text:style-name="T19">&lt;</text:span><text:span text:style-name="T22">tbody</text:span><text:span text:style-name="T19">&gt;</text:span></text:p>
      <text:p text:style-name="P73">            <text:span text:style-name="T19">&lt;</text:span><text:span text:style-name="T22">tr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5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admin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Si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No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No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No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/text:p>
      <text:p text:style-name="P73">                <text:span text:style-name="T19">&lt;/</text:span><text:span text:style-name="T22">td</text:span><text:span text:style-name="T19">&gt;</text:span></text:p>
      <text:p text:style-name="P73">            <text:span text:style-name="T19">&lt;/</text:span><text:span text:style-name="T22">tr</text:span><text:span text:style-name="T19">&gt;</text:span></text:p>
      <text:p text:style-name="P73">        <text:span text:style-name="T19">&lt;/</text:span><text:span text:style-name="T22">tbody</text:span><text:span text:style-name="T19">&gt;</text:span></text:p>
      <text:p text:style-name="P73">    <text:span text:style-name="T19">&lt;/</text:span><text:span text:style-name="T22">table</text:span><text:span text:style-name="T19">&gt;</text:span></text:p>
      <text:p text:style-name="P76"><text:span text:style-name="T20">&lt;/</text:span><text:span text:style-name="T23">body</text:span><text:span text:style-name="T20">&gt;</text:span></text:p>
      <text:p text:style-name="P66"><text:span text:style-name="T18">&lt;/</text:span><text:span text:style-name="T21">html</text:span><text:span text:style-name="T18">&gt;</text:span></text:p>
      <text:p text:style-name="P66"><text:span text:style-name="T18"/></text:p>
      <text:p text:style-name="P66"><text:span text:style-name="T18"/></text:p>
      <text:list xml:id="list150302479257717" text:continue-list="list150303515379275" text:style-name="L1">
        <text:list-item>
          <text:list>
            <text:list-item>
              <text:p text:style-name="P8"><text:soft-page-break/>Editar usuario</text:p>
            </text:list-item>
          </text:list>
        </text:list-item>
      </text:list>
      <text:p text:style-name="P15"><text:span text:style-name="T31">Edita el usuario de la base de datos, y redirige al renderizado del listado de usuarios existentes</text:span> </text:p>
      <text:p text:style-name="P19"/>
      <text:list xml:id="list150303869073703" text:continue-list="list150302200885756" text:style-name="L2">
        <text:list-item>
          <text:list>
            <text:list-item>
              <text:list>
                <text:list-item>
                  <text:p text:style-name="P10">URL</text:p>
                </text:list-item>
              </text:list>
            </text:list-item>
          </text:list>
        </text:list-item>
      </text:list>
      <text:p text:style-name="P34">/{id}/edit</text:p>
      <text:p text:style-name="P30"/>
      <text:list xml:id="list150303904537657" text:continue-numbering="true" text:style-name="L2">
        <text:list-item>
          <text:list>
            <text:list-item>
              <text:list>
                <text:list-item>
                  <text:p text:style-name="P10">Method</text:p>
                </text:list-item>
              </text:list>
            </text:list-item>
          </text:list>
        </text:list-item>
      </text:list>
      <text:p text:style-name="P57">GET POST</text:p>
      <text:p text:style-name="P30"/>
      <text:list xml:id="list150303472649194" text:continue-numbering="true" text:style-name="L2">
        <text:list-item>
          <text:list>
            <text:list-item>
              <text:list>
                <text:list-item>
                  <text:p text:style-name="P10">Parametros</text:p>
                </text:list-item>
              </text:list>
            </text:list-item>
          </text:list>
        </text:list-item>
      </text:list>
      <text:p text:style-name="P35">id:[integer] <text:span text:style-name="T13">Requerido</text:span></text:p>
      <text:p text:style-name="P58"><text:span text:style-name="T31">email</text:span>:[<text:span text:style-name="T31">String</text:span>] <text:span text:style-name="T13">Requerido</text:span></text:p>
      <text:p text:style-name="P58"><text:span text:style-name="T31">password</text:span>:[<text:span text:style-name="T31">String</text:span>] <text:span text:style-name="T13">Requerido</text:span></text:p>
      <text:p text:style-name="P58"><text:span text:style-name="T31">administrador</text:span>:[<text:span text:style-name="T31">Boolean</text:span>] </text:p>
      <text:p text:style-name="P58"><text:span text:style-name="T31">lector</text:span>:[<text:span text:style-name="T31">Boolean</text:span>] </text:p>
      <text:p text:style-name="P58"><text:span text:style-name="T31">cliente</text:span>:[<text:span text:style-name="T31">Boolean</text:span>] </text:p>
      <text:p text:style-name="P43"><text:span text:style-name="T31">redactor</text:span>:[<text:span text:style-name="T31">Boolean</text:span>] </text:p>
      <text:p text:style-name="P42"><text:span text:style-name="T13"/></text:p>
      <text:list xml:id="list150302620237722" text:continue-numbering="true" text:style-name="L2">
        <text:list-item>
          <text:list>
            <text:list-item>
              <text:list>
                <text:list-item>
                  <text:p text:style-name="P10">Respuesta “success”</text:p>
                </text:list-item>
              </text:list>
            </text:list-item>
          </text:list>
        </text:list-item>
      </text:list>
      <text:p text:style-name="P23"><text:span text:style-name="Strong_20_Emphasis"><text:span text:style-name="T12">Código: </text:span></text:span><text:span text:style-name="T11">200</text:span> </text:p>
      <text:p text:style-name="P25"/>
      <text:list xml:id="list150302753287272" text:continue-numbering="true" text:style-name="L2">
        <text:list-item>
          <text:list>
            <text:list-item>
              <text:list>
                <text:list-item>
                  <text:p text:style-name="P10">Respuesta “error”</text:p>
                </text:list-item>
              </text:list>
            </text:list-item>
          </text:list>
        </text:list-item>
      </text:list>
      <text:p text:style-name="P32">Código: 302 (redirect)</text:p>
      <text:p text:style-name="P38">Redirección a la url <text:s/>protected/login</text:p>
      <text:p text:style-name="P38"/>
      <text:p text:style-name="P41">Código: 404 (Not Found)</text:p>
      <text:p text:style-name="P41">El id de usuario no existe en la base de datos</text:p>
      <text:p text:style-name="P38"/>
      <text:list xml:id="list150303381774235" text:continue-numbering="true" text:style-name="L2">
        <text:list-item>
          <text:list>
            <text:list-item>
              <text:list>
                <text:list-item>
                  <text:p text:style-name="P10">Ejemplo de respuesta correcta</text:p>
                </text:list-item>
              </text:list>
            </text:list-item>
          </text:list>
        </text:list-item>
      </text:list>
      <text:p text:style-name="P64"><text:span text:style-name="T15">&lt;!DOCTYPE</text:span><text:span text:style-name="T16"> html</text:span><text:span text:style-name="T15">&gt;</text:span></text:p>
      <text:p text:style-name="P76"><text:span text:style-name="T20">&lt;</text:span><text:span text:style-name="T23">html</text:span><text:span text:style-name="T20">&gt;</text:span></text:p>
      <text:p text:style-name="P70"><text:span text:style-name="T18">&lt;</text:span><text:span text:style-name="T21">head</text:span><text:span text:style-name="T18">&gt;</text:span></text:p>
      <text:p text:style-name="P73">    <text:span text:style-name="T19">&lt;</text:span><text:span text:style-name="T22">meta</text:span><text:span text:style-name="T24"> </text:span><text:span text:style-name="T17">charset</text:span><text:span text:style-name="T19">=</text:span><text:span text:style-name="T29">"UTF-8"</text:span><text:span text:style-name="T19">&gt;</text:span></text:p>
      <text:p text:style-name="P73">    <text:span text:style-name="T19">&lt;</text:span><text:span text:style-name="T22">title</text:span><text:span text:style-name="T19">&gt;</text:span><text:span text:style-name="T24">User index</text:span><text:span text:style-name="T19">&lt;/</text:span><text:span text:style-name="T22">title</text:span><text:span text:style-name="T19">&gt;</text:span></text:p>
      <text:p text:style-name="P73">    <text:span text:style-name="T19">&lt;</text:span><text:span text:style-name="T22">link</text:span><text:span text:style-name="T24"> </text:span><text:span text:style-name="T17">rel</text:span><text:span text:style-name="T19">=</text:span><text:span text:style-name="T29">"stylesheet"</text:span><text:span text:style-name="T24"> </text:span><text:span text:style-name="T17">href</text:span><text:span text:style-name="T19">=</text:span><text:span text:style-name="T29">"https://maxcdn.bootstrapcdn.com/bootstrap/4.0.0/css/bootstrap.min.css"</text:span><text:span text:style-name="T19">&gt;</text:span></text:p>
      <text:p text:style-name="P73">    <text:span text:style-name="T19">&lt;</text:span><text:span text:style-name="T22">link</text:span><text:span text:style-name="T24"> </text:span><text:span text:style-name="T17">href</text:span><text:span text:style-name="T19">=</text:span><text:span text:style-name="T29">"/css/style.css"</text:span><text:span text:style-name="T24"> </text:span><text:span text:style-name="T17">type</text:span><text:span text:style-name="T19">=</text:span><text:span text:style-name="T29">"text/css"</text:span><text:span text:style-name="T24"> </text:span><text:span text:style-name="T17">rel</text:span><text:span text:style-name="T19">=</text:span><text:span text:style-name="T29">"stylesheet"</text:span><text:span text:style-name="T24"> </text:span><text:span text:style-name="T19">/&gt;</text:span></text:p>
      <text:p text:style-name="P76"><text:span text:style-name="T20">&lt;/</text:span><text:span text:style-name="T23">head</text:span><text:span text:style-name="T20">&gt;</text:span></text:p>
      <text:p text:style-name="P70"><text:span text:style-name="T18">&lt;</text:span><text:span text:style-name="T21">body</text:span> <text:span text:style-name="T16">class</text:span><text:span text:style-name="T18">=</text:span><text:span text:style-name="T28">"container-fluid"</text:span><text:span text:style-name="T18">&gt;</text:span></text:p>
      <text:p text:style-name="P76"><text:span text:style-name="T26">    </text:span><text:span text:style-name="T20">&lt;</text:span><text:span text:style-name="T23">h1</text:span><text:span text:style-name="T20">&gt;</text:span><text:span text:style-name="T27">Listado de usuarios</text:span><text:span text:style-name="T20">&lt;/</text:span><text:span text:style-name="T23">h1</text:span><text:span text:style-name="T20">&gt;</text:span></text:p>
      <text:p text:style-name="P73">    <text:span text:style-name="T19">&lt;</text:span><text:span text:style-name="T22">table</text:span><text:span text:style-name="T24"> </text:span><text:span text:style-name="T17">class</text:span><text:span text:style-name="T19">=</text:span><text:span text:style-name="T29">"table table-striped"</text:span><text:span text:style-name="T19">&gt;</text:span></text:p>
      <text:p text:style-name="P73">        <text:span text:style-name="T19">&lt;</text:span><text:span text:style-name="T22">thead</text:span><text:span text:style-name="T19">&gt;</text:span></text:p>
      <text:p text:style-name="P73">            <text:span text:style-name="T19">&lt;</text:span><text:span text:style-name="T22">tr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Id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Usuario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Administrador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Redactor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Lector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Cliente</text:span><text:span text:style-name="T19">&lt;/</text:span><text:span text:style-name="T22">th</text:span><text:span text:style-name="T19">&gt;</text:span></text:p>
      <text:p text:style-name="P73">                <text:span text:style-name="T19">&lt;</text:span><text:span text:style-name="T22">th</text:span><text:span text:style-name="T19">&gt;</text:span><text:span text:style-name="T24">Acciones</text:span><text:span text:style-name="T19">&lt;/</text:span><text:span text:style-name="T22">th</text:span><text:span text:style-name="T19">&gt;</text:span></text:p>
      <text:p text:style-name="P73">            <text:span text:style-name="T19">&lt;/</text:span><text:span text:style-name="T22">tr</text:span><text:span text:style-name="T19">&gt;</text:span></text:p>
      <text:p text:style-name="P73">        <text:span text:style-name="T19">&lt;/</text:span><text:span text:style-name="T22">thead</text:span><text:span text:style-name="T19">&gt;</text:span></text:p>
      <text:p text:style-name="P73"><text:soft-page-break/>        <text:span text:style-name="T19">&lt;</text:span><text:span text:style-name="T22">tbody</text:span><text:span text:style-name="T19">&gt;</text:span></text:p>
      <text:p text:style-name="P73">            <text:span text:style-name="T19">&lt;</text:span><text:span text:style-name="T22">tr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5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admin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Si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No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No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text:span text:style-name="T24">No</text:span><text:span text:style-name="T19">&lt;/</text:span><text:span text:style-name="T22">td</text:span><text:span text:style-name="T19">&gt;</text:span></text:p>
      <text:p text:style-name="P73">                <text:span text:style-name="T19">&lt;</text:span><text:span text:style-name="T22">td</text:span><text:span text:style-name="T19">&gt;</text:span></text:p>
      <text:p text:style-name="P73">                <text:span text:style-name="T19">&lt;/</text:span><text:span text:style-name="T22">td</text:span><text:span text:style-name="T19">&gt;</text:span></text:p>
      <text:p text:style-name="P73">            <text:span text:style-name="T19">&lt;/</text:span><text:span text:style-name="T22">tr</text:span><text:span text:style-name="T19">&gt;</text:span></text:p>
      <text:p text:style-name="P73">        <text:span text:style-name="T19">&lt;/</text:span><text:span text:style-name="T22">tbody</text:span><text:span text:style-name="T19">&gt;</text:span></text:p>
      <text:p text:style-name="P73">    <text:span text:style-name="T19">&lt;/</text:span><text:span text:style-name="T22">table</text:span><text:span text:style-name="T19">&gt;</text:span></text:p>
      <text:p text:style-name="P76"><text:span text:style-name="T20">&lt;/</text:span><text:span text:style-name="T23">body</text:span><text:span text:style-name="T20">&gt;</text:span></text:p>
      <text:p text:style-name="P66"><text:span text:style-name="T18">&lt;/</text:span><text:span text:style-name="T21">html</text:span><text:span text:style-name="T18">&gt;</text:span></text:p>
      <text:p text:style-name="P16"><text:span text:style-name="T18"/></text:p>
      <text:p text:style-name="P11"/>
      <text:p text:style-name="P2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NewsGotT" svg:font-family="NewsGotT, 'Times New Roma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fo:orphans="0" fo:widows="0" fo:hyphenation-ladder-count="no-limit" text:number-lines="false" text:line-number="0"/>
      <style:text-properties style:font-name="DejaVu Serif" fo:font-family="'DejaVu Serif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font-name-complex="DejaVu Serif" style:font-family-complex="'DejaVu Serif'" style:font-family-generic-complex="roman" style:font-pitch-complex="variable" style:font-size-complex="12pt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13:48:46.989000000</meta:creation-date>
    <dc:date>2020-12-20T14:45:53.743000000</dc:date>
    <meta:editing-duration>PT4M23S</meta:editing-duration>
    <meta:editing-cycles>1</meta:editing-cycles>
    <meta:generator>LibreOffice/6.0.3.2$Windows_X86_64 LibreOffice_project/8f48d515416608e3a835360314dac7e47fd0b821</meta:generator>
    <meta:document-statistic meta:table-count="1" meta:image-count="0" meta:object-count="0" meta:page-count="8" meta:paragraph-count="295" meta:word-count="599" meta:character-count="7125" meta:non-whitespace-character-count="4999"/>
  </office:meta>
</office:document-meta>
</file>